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">
            <text:p>5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85">
            <text:p>8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8">
            <text:p>17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927">
            <text:p>492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123">
            <text:p>812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257">
            <text:p>1025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9">
            <text:p>2020-11-1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1 - 1.02)">
            <text:p>(0.61 - 1.0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9">
            <text:p>0.6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2.125">
            <text:p>52.12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8390522875817">
            <text:p>0.0283905229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10094663277212">
            <text:p>1.1009466328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4.7596946587653">
            <text:p>24.759694658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4">
            <text:p>164</text:p>
          </table:table-cell>
          <table:table-cell office:value-type="float" office:value="74.375">
            <text:p>74.375</text:p>
          </table:table-cell>
          <table:table-cell office:value-type="float" office:value="0.202430555555556">
            <text:p>0.2024305556</text:p>
          </table:table-cell>
          <table:table-cell office:value-type="float" office:value="0.170833333333333">
            <text:p>0.1708333333</text:p>
          </table:table-cell>
          <table:table-cell office:value-type="float" office:value="0.034560873605948">
            <text:p>0.0345608736</text:p>
          </table:table-cell>
          <table:table-cell office:value-type="float" office:value="1.78882407889661">
            <text:p>1.7888240789</text:p>
          </table:table-cell>
          <table:table-cell office:value-type="float" office:value="1.65511736111111">
            <text:p>1.6551173611</text:p>
          </table:table-cell>
          <table:table-cell office:value-type="float" office:value="1.12330418743025">
            <text:p>1.1233041874</text:p>
          </table:table-cell>
          <table:table-cell office:value-type="float" office:value="3.76005472661141">
            <text:p>3.7600547266</text:p>
          </table:table-cell>
          <table:table-cell office:value-type="float" office:value="4.39491425666644">
            <text:p>4.3949142567</text:p>
          </table:table-cell>
          <table:table-cell office:value-type="float" office:value="20.4004460957941">
            <text:p>20.400446095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5">
            <text:p>95</text:p>
          </table:table-cell>
          <table:table-cell office:value-type="float" office:value="34.875">
            <text:p>34.875</text:p>
          </table:table-cell>
          <table:table-cell office:value-type="float" office:value="0.24630376344086">
            <text:p>0.2463037634</text:p>
          </table:table-cell>
          <table:table-cell office:value-type="float" office:value="0.0806451612903226">
            <text:p>0.0806451613</text:p>
          </table:table-cell>
          <table:table-cell office:value-type="float" office:value="0.0121558034158243">
            <text:p>0.0121558034</text:p>
          </table:table-cell>
          <table:table-cell office:value-type="float" office:value="1.98096763805787">
            <text:p>1.9809676381</text:p>
          </table:table-cell>
          <table:table-cell office:value-type="float" office:value="1.29500520291363">
            <text:p>1.2950052029</text:p>
          </table:table-cell>
          <table:table-cell office:value-type="float" office:value="1.04283492852649">
            <text:p>1.0428349285</text:p>
          </table:table-cell>
          <table:table-cell office:value-type="float" office:value="3.14806209895191">
            <text:p>3.148062099</text:p>
          </table:table-cell>
          <table:table-cell office:value-type="float" office:value="8.93711913900495">
            <text:p>8.937119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20">
            <text:p>2520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5.625">
            <text:p>185.62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36607142857143">
            <text:p>0.0736607143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8447265625">
            <text:p>1.2684472656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75246662607861">
            <text:p>9.752466626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94">
            <text:p>1194</text:p>
          </table:table-cell>
          <table:table-cell office:value-type="float" office:value="2555">
            <text:p>2555</text:p>
          </table:table-cell>
          <table:table-cell office:value-type="float" office:value="70.125">
            <text:p>70.125</text:p>
          </table:table-cell>
          <table:table-cell office:value-type="float" office:value="129.25">
            <text:p>129.25</text:p>
          </table:table-cell>
          <table:table-cell office:value-type="float" office:value="115.625">
            <text:p>115.625</text:p>
          </table:table-cell>
          <table:table-cell office:value-type="float" office:value="0.102822580645161">
            <text:p>0.1028225806</text:p>
          </table:table-cell>
          <table:table-cell office:value-type="float" office:value="0.108249581239531">
            <text:p>0.1082495812</text:p>
          </table:table-cell>
          <table:table-cell office:value-type="float" office:value="0.0452544031311155">
            <text:p>0.0452544031</text:p>
          </table:table-cell>
          <table:table-cell office:value-type="float" office:value="1.3806010991155">
            <text:p>1.3806010991</text:p>
          </table:table-cell>
          <table:table-cell office:value-type="float" office:value="1.40184075914188">
            <text:p>1.4018407591</text:p>
          </table:table-cell>
          <table:table-cell office:value-type="float" office:value="1.1624044145243">
            <text:p>1.1624044145</text:p>
          </table:table-cell>
          <table:table-cell office:value-type="float" office:value="7.0821172426306">
            <text:p>7.0821172426</text:p>
          </table:table-cell>
          <table:table-cell office:value-type="float" office:value="6.74386970611904">
            <text:p>6.7438697061</text:p>
          </table:table-cell>
          <table:table-cell office:value-type="float" office:value="15.6606964179668">
            <text:p>15.66069641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12">
            <text:p>1312</text:p>
          </table:table-cell>
          <table:table-cell office:value-type="float" office:value="2931">
            <text:p>2931</text:p>
          </table:table-cell>
          <table:table-cell office:value-type="float" office:value="16.25">
            <text:p>16.25</text:p>
          </table:table-cell>
          <table:table-cell office:value-type="float" office:value="103.625">
            <text:p>103.625</text:p>
          </table:table-cell>
          <table:table-cell office:value-type="float" office:value="125.5">
            <text:p>125.5</text:p>
          </table:table-cell>
          <table:table-cell office:value-type="float" office:value="0.0230823863636364">
            <text:p>0.0230823864</text:p>
          </table:table-cell>
          <table:table-cell office:value-type="float" office:value="0.0789824695121951">
            <text:p>0.0789824695</text:p>
          </table:table-cell>
          <table:table-cell office:value-type="float" office:value="0.0428181508017741">
            <text:p>0.0428181508</text:p>
          </table:table-cell>
          <table:table-cell office:value-type="float" office:value="1.0818326335308">
            <text:p>1.0818326335</text:p>
          </table:table-cell>
          <table:table-cell office:value-type="float" office:value="1.28866557505356">
            <text:p>1.2886655751</text:p>
          </table:table-cell>
          <table:table-cell office:value-type="float" office:value="1.15345698012085">
            <text:p>1.1534569801</text:p>
          </table:table-cell>
          <table:table-cell office:value-type="float" office:value="30.3745240882156">
            <text:p>30.3745240882</text:p>
          </table:table-cell>
          <table:table-cell office:value-type="float" office:value="9.11814538882982">
            <text:p>9.1181453888</text:p>
          </table:table-cell>
          <table:table-cell office:value-type="float" office:value="16.5323143137991">
            <text:p>16.532314313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432">
            <text:p>3432</text:p>
          </table:table-cell>
          <table:table-cell office:value-type="float" office:value="34">
            <text:p>34</text:p>
          </table:table-cell>
          <table:table-cell office:value-type="float" office:value="97.25">
            <text:p>97.25</text:p>
          </table:table-cell>
          <table:table-cell office:value-type="float" office:value="71.75">
            <text:p>71.75</text:p>
          </table:table-cell>
          <table:table-cell office:value-type="float" office:value="0.0435897435897436">
            <text:p>0.0435897436</text:p>
          </table:table-cell>
          <table:table-cell office:value-type="float" office:value="0.0633550488599349">
            <text:p>0.0633550489</text:p>
          </table:table-cell>
          <table:table-cell office:value-type="float" office:value="0.0209061771561772">
            <text:p>0.0209061772</text:p>
          </table:table-cell>
          <table:table-cell office:value-type="float" office:value="1.15628823142669">
            <text:p>1.1562882314</text:p>
          </table:table-cell>
          <table:table-cell office:value-type="float" office:value="1.22960984095322">
            <text:p>1.229609841</text:p>
          </table:table-cell>
          <table:table-cell office:value-type="float" office:value="1.07402827380346">
            <text:p>1.0740282738</text:p>
          </table:table-cell>
          <table:table-cell office:value-type="float" office:value="16.2457209437865">
            <text:p>16.2457209438</text:p>
          </table:table-cell>
          <table:table-cell office:value-type="float" office:value="11.2837033951714">
            <text:p>11.2837033952</text:p>
          </table:table-cell>
          <table:table-cell office:value-type="float" office:value="33.5005160727565">
            <text:p>33.500516072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36">
            <text:p>1736</text:p>
          </table:table-cell>
          <table:table-cell office:value-type="float" office:value="3646">
            <text:p>3646</text:p>
          </table:table-cell>
          <table:table-cell office:value-type="float" office:value="68.25">
            <text:p>68.25</text:p>
          </table:table-cell>
          <table:table-cell office:value-type="float" office:value="147.125">
            <text:p>147.125</text:p>
          </table:table-cell>
          <table:table-cell office:value-type="float" office:value="194.75">
            <text:p>194.75</text:p>
          </table:table-cell>
          <table:table-cell office:value-type="float" office:value="0.0824275362318841">
            <text:p>0.0824275362</text:p>
          </table:table-cell>
          <table:table-cell office:value-type="float" office:value="0.0847494239631336">
            <text:p>0.084749424</text:p>
          </table:table-cell>
          <table:table-cell office:value-type="float" office:value="0.0534147010422381">
            <text:p>0.053414701</text:p>
          </table:table-cell>
          <table:table-cell office:value-type="float" office:value="1.30181320232094">
            <text:p>1.3018132023</text:p>
          </table:table-cell>
          <table:table-cell office:value-type="float" office:value="1.31070061500065">
            <text:p>1.310700615</text:p>
          </table:table-cell>
          <table:table-cell office:value-type="float" office:value="1.1925435890112">
            <text:p>1.192543589</text:p>
          </table:table-cell>
          <table:table-cell office:value-type="float" office:value="8.75116912743041">
            <text:p>8.7511691274</text:p>
          </table:table-cell>
          <table:table-cell office:value-type="float" office:value="8.52065858966558">
            <text:p>8.5206585897</text:p>
          </table:table-cell>
          <table:table-cell office:value-type="float" office:value="13.3202797378654">
            <text:p>13.320279737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602">
            <text:p>1602</text:p>
          </table:table-cell>
          <table:table-cell office:value-type="float" office:value="3774">
            <text:p>3774</text:p>
          </table:table-cell>
          <table:table-cell office:value-type="float" office:value="22.125">
            <text:p>22.125</text:p>
          </table:table-cell>
          <table:table-cell office:value-type="float" office:value="107.125">
            <text:p>107.125</text:p>
          </table:table-cell>
          <table:table-cell office:value-type="float" office:value="71.625">
            <text:p>71.625</text:p>
          </table:table-cell>
          <table:table-cell office:value-type="float" office:value="0.029188654353562">
            <text:p>0.0291886544</text:p>
          </table:table-cell>
          <table:table-cell office:value-type="float" office:value="0.0668695380774032">
            <text:p>0.0668695381</text:p>
          </table:table-cell>
          <table:table-cell office:value-type="float" office:value="0.0189785373608903">
            <text:p>0.0189785374</text:p>
          </table:table-cell>
          <table:table-cell office:value-type="float" office:value="1.10383016622169">
            <text:p>1.1038301662</text:p>
          </table:table-cell>
          <table:table-cell office:value-type="float" office:value="1.24280759211137">
            <text:p>1.2428075921</text:p>
          </table:table-cell>
          <table:table-cell office:value-type="float" office:value="1.06713084312862">
            <text:p>1.0671308431</text:p>
          </table:table-cell>
          <table:table-cell office:value-type="float" office:value="24.092055832193">
            <text:p>24.0920558322</text:p>
          </table:table-cell>
          <table:table-cell office:value-type="float" office:value="10.7084992297445">
            <text:p>10.7084992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88">
            <text:p>1788</text:p>
          </table:table-cell>
          <table:table-cell office:value-type="float" office:value="4415">
            <text:p>4415</text:p>
          </table:table-cell>
          <table:table-cell office:value-type="float" office:value="32.125">
            <text:p>32.125</text:p>
          </table:table-cell>
          <table:table-cell office:value-type="float" office:value="121.75">
            <text:p>121.75</text:p>
          </table:table-cell>
          <table:table-cell office:value-type="float" office:value="34.875">
            <text:p>34.875</text:p>
          </table:table-cell>
          <table:table-cell office:value-type="float" office:value="0.0378832547169811">
            <text:p>0.0378832547</text:p>
          </table:table-cell>
          <table:table-cell office:value-type="float" office:value="0.068092841163311">
            <text:p>0.0680928412</text:p>
          </table:table-cell>
          <table:table-cell office:value-type="float" office:value="0.00789920724801812">
            <text:p>0.0078992072</text:p>
          </table:table-cell>
          <table:table-cell office:value-type="float" office:value="1.13540426784582">
            <text:p>1.1354042678</text:p>
          </table:table-cell>
          <table:table-cell office:value-type="float" office:value="1.24741274870626">
            <text:p>1.2474127487</text:p>
          </table:table-cell>
          <table:table-cell office:value-type="float" office:value="1.02776952441935">
            <text:p>1.0277695244</text:p>
          </table:table-cell>
          <table:table-cell office:value-type="float" office:value="18.6413537579229">
            <text:p>18.6413537579</text:p>
          </table:table-cell>
          <table:table-cell office:value-type="float" office:value="10.5222115785841">
            <text:p>10.5222115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18">
            <text:p>1918</text:p>
          </table:table-cell>
          <table:table-cell office:value-type="float" office:value="3827">
            <text:p>3827</text:p>
          </table:table-cell>
          <table:table-cell office:value-type="float" office:value="15.75">
            <text:p>15.75</text:p>
          </table:table-cell>
          <table:table-cell office:value-type="float" office:value="105.75">
            <text:p>105.75</text:p>
          </table:table-cell>
          <table:table-cell office:value-type="float" office:value="252.5">
            <text:p>252.5</text:p>
          </table:table-cell>
          <table:table-cell office:value-type="float" office:value="0.0151734104046243">
            <text:p>0.0151734104</text:p>
          </table:table-cell>
          <table:table-cell office:value-type="float" office:value="0.0551355578727842">
            <text:p>0.0551355579</text:p>
          </table:table-cell>
          <table:table-cell office:value-type="float" office:value="0.0659785732950091">
            <text:p>0.0659785733</text:p>
          </table:table-cell>
          <table:table-cell office:value-type="float" office:value="1.05355819188747">
            <text:p>1.0535581919</text:p>
          </table:table-cell>
          <table:table-cell office:value-type="float" office:value="1.19893271484895">
            <text:p>1.1989327148</text:p>
          </table:table-cell>
          <table:table-cell office:value-type="float" office:value="1.23945722391526">
            <text:p>1.2394572239</text:p>
          </table:table-cell>
          <table:table-cell office:value-type="float" office:value="0">
            <text:p>0</text:p>
          </table:table-cell>
          <table:table-cell office:value-type="float" office:value="12.9151643891361">
            <text:p>12.9151643891</text:p>
          </table:table-cell>
          <table:table-cell office:value-type="float" office:value="10.8485238576139">
            <text:p>10.848523857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30">
            <text:p>1030</text:p>
          </table:table-cell>
          <table:table-cell office:value-type="float" office:value="2179">
            <text:p>2179</text:p>
          </table:table-cell>
          <table:table-cell office:value-type="float" office:value="4794">
            <text:p>4794</text:p>
          </table:table-cell>
          <table:table-cell office:value-type="float" office:value="44.875">
            <text:p>44.875</text:p>
          </table:table-cell>
          <table:table-cell office:value-type="float" office:value="95.25">
            <text:p>95.25</text:p>
          </table:table-cell>
          <table:table-cell office:value-type="float" office:value="214">
            <text:p>214</text:p>
          </table:table-cell>
          <table:table-cell office:value-type="float" office:value="0.0435679611650485">
            <text:p>0.0435679612</text:p>
          </table:table-cell>
          <table:table-cell office:value-type="float" office:value="0.0437127122533272">
            <text:p>0.0437127123</text:p>
          </table:table-cell>
          <table:table-cell office:value-type="float" office:value="0.0446391322486441">
            <text:p>0.0446391322</text:p>
          </table:table-cell>
          <table:table-cell office:value-type="float" office:value="1.15620827186823">
            <text:p>1.1562082719</text:p>
          </table:table-cell>
          <table:table-cell office:value-type="float" office:value="1.15673966326323">
            <text:p>1.1567396633</text:p>
          </table:table-cell>
          <table:table-cell office:value-type="float" office:value="1.16014256104096">
            <text:p>1.160142561</text:p>
          </table:table-cell>
          <table:table-cell office:value-type="float" office:value="16.2536723873583">
            <text:p>16.2536723874</text:p>
          </table:table-cell>
          <table:table-cell office:value-type="float" office:value="16.2009811569974">
            <text:p>16.200981157</text:p>
          </table:table-cell>
          <table:table-cell office:value-type="float" office:value="15.8718435525796">
            <text:p>15.871843552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096">
            <text:p>1096</text:p>
          </table:table-cell>
          <table:table-cell office:value-type="float" office:value="2035">
            <text:p>2035</text:p>
          </table:table-cell>
          <table:table-cell office:value-type="float" office:value="3384">
            <text:p>3384</text:p>
          </table:table-cell>
          <table:table-cell office:value-type="float" office:value="61.75">
            <text:p>61.75</text:p>
          </table:table-cell>
          <table:table-cell office:value-type="float" office:value="144">
            <text:p>144</text:p>
          </table:table-cell>
          <table:table-cell office:value-type="float" office:value="238.25">
            <text:p>238.25</text:p>
          </table:table-cell>
          <table:table-cell office:value-type="float" office:value="0.0563412408759124">
            <text:p>0.0563412409</text:p>
          </table:table-cell>
          <table:table-cell office:value-type="float" office:value="0.0707616707616708">
            <text:p>0.0707616708</text:p>
          </table:table-cell>
          <table:table-cell office:value-type="float" office:value="0.0704048463356974">
            <text:p>0.0704048463</text:p>
          </table:table-cell>
          <table:table-cell office:value-type="float" office:value="1.20341604049563">
            <text:p>1.2034160405</text:p>
          </table:table-cell>
          <table:table-cell office:value-type="float" office:value="1.25747998720185">
            <text:p>1.2574799872</text:p>
          </table:table-cell>
          <table:table-cell office:value-type="float" office:value="1.25613237325455">
            <text:p>1.2561323733</text:p>
          </table:table-cell>
          <table:table-cell office:value-type="float" office:value="12.6460686142034">
            <text:p>12.6460686142</text:p>
          </table:table-cell>
          <table:table-cell office:value-type="float" office:value="10.1381421256638">
            <text:p>10.1381421257</text:p>
          </table:table-cell>
          <table:table-cell office:value-type="float" office:value="10.1878068177835">
            <text:p>10.187806817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152">
            <text:p>1152</text:p>
          </table:table-cell>
          <table:table-cell office:value-type="float" office:value="2206">
            <text:p>2206</text:p>
          </table:table-cell>
          <table:table-cell office:value-type="float" office:value="3863">
            <text:p>3863</text:p>
          </table:table-cell>
          <table:table-cell office:value-type="float" office:value="54.5">
            <text:p>54.5</text:p>
          </table:table-cell>
          <table:table-cell office:value-type="float" office:value="174.125">
            <text:p>174.125</text:p>
          </table:table-cell>
          <table:table-cell office:value-type="float" office:value="241.5">
            <text:p>241.5</text:p>
          </table:table-cell>
          <table:table-cell office:value-type="float" office:value="0.0473090277777778">
            <text:p>0.0473090278</text:p>
          </table:table-cell>
          <table:table-cell office:value-type="float" office:value="0.0789324569356301">
            <text:p>0.0789324569</text:p>
          </table:table-cell>
          <table:table-cell office:value-type="float" office:value="0.062516179135387">
            <text:p>0.0625161791</text:p>
          </table:table-cell>
          <table:table-cell office:value-type="float" office:value="1.16996835967641">
            <text:p>1.1699683597</text:p>
          </table:table-cell>
          <table:table-cell office:value-type="float" office:value="1.28847505148018">
            <text:p>1.2884750515</text:p>
          </table:table-cell>
          <table:table-cell office:value-type="float" office:value="1.22646684137508">
            <text:p>1.2264668414</text:p>
          </table:table-cell>
          <table:table-cell office:value-type="float" office:value="14.9953816983282">
            <text:p>14.9953816983</text:p>
          </table:table-cell>
          <table:table-cell office:value-type="float" office:value="9.12370862330594">
            <text:p>9.1237086233</text:p>
          </table:table-cell>
          <table:table-cell office:value-type="float" office:value="11.4305558241902">
            <text:p>11.430555824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58">
            <text:p>1358</text:p>
          </table:table-cell>
          <table:table-cell office:value-type="float" office:value="2535">
            <text:p>2535</text:p>
          </table:table-cell>
          <table:table-cell office:value-type="float" office:value="5335">
            <text:p>5335</text:p>
          </table:table-cell>
          <table:table-cell office:value-type="float" office:value="101">
            <text:p>101</text:p>
          </table:table-cell>
          <table:table-cell office:value-type="float" office:value="146.625">
            <text:p>146.625</text:p>
          </table:table-cell>
          <table:table-cell office:value-type="float" office:value="255.5">
            <text:p>255.5</text:p>
          </table:table-cell>
          <table:table-cell office:value-type="float" office:value="0.0743740795287187">
            <text:p>0.0743740795</text:p>
          </table:table-cell>
          <table:table-cell office:value-type="float" office:value="0.0578402366863905">
            <text:p>0.0578402367</text:p>
          </table:table-cell>
          <table:table-cell office:value-type="float" office:value="0.0478912839737582">
            <text:p>0.047891284</text:p>
          </table:table-cell>
          <table:table-cell office:value-type="float" office:value="1.27115102561377">
            <text:p>1.2711510256</text:p>
          </table:table-cell>
          <table:table-cell office:value-type="float" office:value="1.20899799464304">
            <text:p>1.2089979946</text:p>
          </table:table-cell>
          <table:table-cell office:value-type="float" office:value="1.17211490106624">
            <text:p>1.1721149011</text:p>
          </table:table-cell>
          <table:table-cell office:value-type="float" office:value="9.66217148141681">
            <text:p>9.6621714814</text:p>
          </table:table-cell>
          <table:table-cell office:value-type="float" office:value="12.3271492061621">
            <text:p>12.3271492062</text:p>
          </table:table-cell>
          <table:table-cell office:value-type="float" office:value="14.8172187739506">
            <text:p>14.81721877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87">
            <text:p>1487</text:p>
          </table:table-cell>
          <table:table-cell office:value-type="float" office:value="2666">
            <text:p>2666</text:p>
          </table:table-cell>
          <table:table-cell office:value-type="float" office:value="4695">
            <text:p>4695</text:p>
          </table:table-cell>
          <table:table-cell office:value-type="float" office:value="143.25">
            <text:p>143.25</text:p>
          </table:table-cell>
          <table:table-cell office:value-type="float" office:value="156.75">
            <text:p>156.75</text:p>
          </table:table-cell>
          <table:table-cell office:value-type="float" office:value="211.25">
            <text:p>211.25</text:p>
          </table:table-cell>
          <table:table-cell office:value-type="float" office:value="0.0963349024882313">
            <text:p>0.0963349025</text:p>
          </table:table-cell>
          <table:table-cell office:value-type="float" office:value="0.0587959489872468">
            <text:p>0.058795949</text:p>
          </table:table-cell>
          <table:table-cell office:value-type="float" office:value="0.0449946751863685">
            <text:p>0.0449946752</text:p>
          </table:table-cell>
          <table:table-cell office:value-type="float" office:value="1.35536176904615">
            <text:p>1.355361769</text:p>
          </table:table-cell>
          <table:table-cell office:value-type="float" office:value="1.21256147014529">
            <text:p>1.2125614701</text:p>
          </table:table-cell>
          <table:table-cell office:value-type="float" office:value="1.16144942391074">
            <text:p>1.1614494239</text:p>
          </table:table-cell>
          <table:table-cell office:value-type="float" office:value="7.53644403832485">
            <text:p>7.5364440383</text:p>
          </table:table-cell>
          <table:table-cell office:value-type="float" office:value="12.1323032339658">
            <text:p>12.132303234</text:p>
          </table:table-cell>
          <table:table-cell office:value-type="float" office:value="15.749125003056">
            <text:p>15.749125003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92">
            <text:p>1692</text:p>
          </table:table-cell>
          <table:table-cell office:value-type="float" office:value="2821">
            <text:p>2821</text:p>
          </table:table-cell>
          <table:table-cell office:value-type="float" office:value="5496">
            <text:p>5496</text:p>
          </table:table-cell>
          <table:table-cell office:value-type="float" office:value="100.5">
            <text:p>100.5</text:p>
          </table:table-cell>
          <table:table-cell office:value-type="float" office:value="171.375">
            <text:p>171.375</text:p>
          </table:table-cell>
          <table:table-cell office:value-type="float" office:value="296.125">
            <text:p>296.125</text:p>
          </table:table-cell>
          <table:table-cell office:value-type="float" office:value="0.0593971631205674">
            <text:p>0.0593971631</text:p>
          </table:table-cell>
          <table:table-cell office:value-type="float" office:value="0.0607497341368309">
            <text:p>0.0607497341</text:p>
          </table:table-cell>
          <table:table-cell office:value-type="float" office:value="0.0538800946142649">
            <text:p>0.0538800946</text:p>
          </table:table-cell>
          <table:table-cell office:value-type="float" office:value="1.21480499597606">
            <text:p>1.214804996</text:p>
          </table:table-cell>
          <table:table-cell office:value-type="float" office:value="1.21985750866639">
            <text:p>1.2198575087</text:p>
          </table:table-cell>
          <table:table-cell office:value-type="float" office:value="1.19427033775739">
            <text:p>1.1942703378</text:p>
          </table:table-cell>
          <table:table-cell office:value-type="float" office:value="12.0129426767854">
            <text:p>12.0129426768</text:p>
          </table:table-cell>
          <table:table-cell office:value-type="float" office:value="11.7530472693133">
            <text:p>11.7530472693</text:p>
          </table:table-cell>
          <table:table-cell office:value-type="float" office:value="13.2081668550972">
            <text:p>13.208166855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726">
            <text:p>1726</text:p>
          </table:table-cell>
          <table:table-cell office:value-type="float" office:value="2997">
            <text:p>2997</text:p>
          </table:table-cell>
          <table:table-cell office:value-type="float" office:value="5570">
            <text:p>5570</text:p>
          </table:table-cell>
          <table:table-cell office:value-type="float" office:value="82">
            <text:p>82</text:p>
          </table:table-cell>
          <table:table-cell office:value-type="float" office:value="128.625">
            <text:p>128.625</text:p>
          </table:table-cell>
          <table:table-cell office:value-type="float" office:value="329.375">
            <text:p>329.375</text:p>
          </table:table-cell>
          <table:table-cell office:value-type="float" office:value="0.0475086906141367">
            <text:p>0.0475086906</text:p>
          </table:table-cell>
          <table:table-cell office:value-type="float" office:value="0.0429179179179179">
            <text:p>0.0429179179</text:p>
          </table:table-cell>
          <table:table-cell office:value-type="float" office:value="0.0591337522441652">
            <text:p>0.0591337522</text:p>
          </table:table-cell>
          <table:table-cell office:value-type="float" office:value="1.17070428548986">
            <text:p>1.1707042855</text:p>
          </table:table-cell>
          <table:table-cell office:value-type="float" office:value="1.15382293016239">
            <text:p>1.1538229302</text:p>
          </table:table-cell>
          <table:table-cell office:value-type="float" office:value="1.21382186213735">
            <text:p>1.2138218621</text:p>
          </table:table-cell>
          <table:table-cell office:value-type="float" office:value="14.9337955194544">
            <text:p>14.9337955195</text:p>
          </table:table-cell>
          <table:table-cell office:value-type="float" office:value="16.4946777391586">
            <text:p>16.4946777392</text:p>
          </table:table-cell>
          <table:table-cell office:value-type="float" office:value="12.0649396414651">
            <text:p>12.06493964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86">
            <text:p>1986</text:p>
          </table:table-cell>
          <table:table-cell office:value-type="float" office:value="3142">
            <text:p>3142</text:p>
          </table:table-cell>
          <table:table-cell office:value-type="float" office:value="5865">
            <text:p>5865</text:p>
          </table:table-cell>
          <table:table-cell office:value-type="float" office:value="118.875">
            <text:p>118.875</text:p>
          </table:table-cell>
          <table:table-cell office:value-type="float" office:value="282.875">
            <text:p>282.875</text:p>
          </table:table-cell>
          <table:table-cell office:value-type="float" office:value="389.5">
            <text:p>389.5</text:p>
          </table:table-cell>
          <table:table-cell office:value-type="float" office:value="0.0598564954682779">
            <text:p>0.0598564955</text:p>
          </table:table-cell>
          <table:table-cell office:value-type="float" office:value="0.0900302355187779">
            <text:p>0.0900302355</text:p>
          </table:table-cell>
          <table:table-cell office:value-type="float" office:value="0.0664109121909633">
            <text:p>0.0664109122</text:p>
          </table:table-cell>
          <table:table-cell office:value-type="float" office:value="1.21652002223647">
            <text:p>1.2165200222</text:p>
          </table:table-cell>
          <table:table-cell office:value-type="float" office:value="1.33099249319855">
            <text:p>1.3309924932</text:p>
          </table:table-cell>
          <table:table-cell office:value-type="float" office:value="1.24108259481412">
            <text:p>1.2410825948</text:p>
          </table:table-cell>
          <table:table-cell office:value-type="float" office:value="11.9233655978636">
            <text:p>11.9233655979</text:p>
          </table:table-cell>
          <table:table-cell office:value-type="float" office:value="8.04064362821633">
            <text:p>8.0406436282</text:p>
          </table:table-cell>
          <table:table-cell office:value-type="float" office:value="10.7801081092288">
            <text:p>10.780108109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22">
            <text:p>2022</text:p>
          </table:table-cell>
          <table:table-cell office:value-type="float" office:value="3294">
            <text:p>3294</text:p>
          </table:table-cell>
          <table:table-cell office:value-type="float" office:value="5725">
            <text:p>5725</text:p>
          </table:table-cell>
          <table:table-cell office:value-type="float" office:value="132.375">
            <text:p>132.375</text:p>
          </table:table-cell>
          <table:table-cell office:value-type="float" office:value="210.5">
            <text:p>210.5</text:p>
          </table:table-cell>
          <table:table-cell office:value-type="float" office:value="502.125">
            <text:p>502.125</text:p>
          </table:table-cell>
          <table:table-cell office:value-type="float" office:value="0.0654673590504451">
            <text:p>0.0654673591</text:p>
          </table:table-cell>
          <table:table-cell office:value-type="float" office:value="0.0639040680024287">
            <text:p>0.063904068</text:p>
          </table:table-cell>
          <table:table-cell office:value-type="float" office:value="0.087707423580786">
            <text:p>0.0877074236</text:p>
          </table:table-cell>
          <table:table-cell office:value-type="float" office:value="1.2375362678746">
            <text:p>1.2375362679</text:p>
          </table:table-cell>
          <table:table-cell office:value-type="float" office:value="1.23166834862673">
            <text:p>1.2316683486</text:p>
          </table:table-cell>
          <table:table-cell office:value-type="float" office:value="1.32205346314906">
            <text:p>1.3220534631</text:p>
          </table:table-cell>
          <table:table-cell office:value-type="float" office:value="10.9305868399999">
            <text:p>10.93058684</text:p>
          </table:table-cell>
          <table:table-cell office:value-type="float" office:value="11.1896789186051">
            <text:p>11.1896789186</text:p>
          </table:table-cell>
          <table:table-cell office:value-type="float" office:value="8.24466565127869">
            <text:p>8.244665651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35">
            <text:p>1835</text:p>
          </table:table-cell>
          <table:table-cell office:value-type="float" office:value="3433">
            <text:p>3433</text:p>
          </table:table-cell>
          <table:table-cell office:value-type="float" office:value="6890">
            <text:p>6890</text:p>
          </table:table-cell>
          <table:table-cell office:value-type="float" office:value="121.625">
            <text:p>121.625</text:p>
          </table:table-cell>
          <table:table-cell office:value-type="float" office:value="134.5">
            <text:p>134.5</text:p>
          </table:table-cell>
          <table:table-cell office:value-type="float" office:value="382.875">
            <text:p>382.875</text:p>
          </table:table-cell>
          <table:table-cell office:value-type="float" office:value="0.0662806539509537">
            <text:p>0.066280654</text:p>
          </table:table-cell>
          <table:table-cell office:value-type="float" office:value="0.0391785610253423">
            <text:p>0.039178561</text:p>
          </table:table-cell>
          <table:table-cell office:value-type="float" office:value="0.0555696661828737">
            <text:p>0.0555696662</text:p>
          </table:table-cell>
          <table:table-cell office:value-type="float" office:value="1.24059281400114">
            <text:p>1.240592814</text:p>
          </table:table-cell>
          <table:table-cell office:value-type="float" office:value="1.14013348449097">
            <text:p>1.1401334845</text:p>
          </table:table-cell>
          <table:table-cell office:value-type="float" office:value="1.20054628772742">
            <text:p>1.2005462877</text:p>
          </table:table-cell>
          <table:table-cell office:value-type="float" office:value="10.8006269949892">
            <text:p>10.800626995</text:p>
          </table:table-cell>
          <table:table-cell office:value-type="float" office:value="18.0363558228102">
            <text:p>18.0363558228</text:p>
          </table:table-cell>
          <table:table-cell office:value-type="float" office:value="12.8169310197199">
            <text:p>12.816931019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52">
            <text:p>1952</text:p>
          </table:table-cell>
          <table:table-cell office:value-type="float" office:value="3710">
            <text:p>3710</text:p>
          </table:table-cell>
          <table:table-cell office:value-type="float" office:value="7060">
            <text:p>7060</text:p>
          </table:table-cell>
          <table:table-cell office:value-type="float" office:value="136.75">
            <text:p>136.75</text:p>
          </table:table-cell>
          <table:table-cell office:value-type="float" office:value="271">
            <text:p>271</text:p>
          </table:table-cell>
          <table:table-cell office:value-type="float" office:value="323.875">
            <text:p>323.875</text:p>
          </table:table-cell>
          <table:table-cell office:value-type="float" office:value="0.0700563524590164">
            <text:p>0.0700563525</text:p>
          </table:table-cell>
          <table:table-cell office:value-type="float" office:value="0.0730458221024259">
            <text:p>0.0730458221</text:p>
          </table:table-cell>
          <table:table-cell office:value-type="float" office:value="0.0458746458923513">
            <text:p>0.0458746459</text:p>
          </table:table-cell>
          <table:table-cell office:value-type="float" office:value="1.25481670294549">
            <text:p>1.2548167029</text:p>
          </table:table-cell>
          <table:table-cell office:value-type="float" office:value="1.26611833392666">
            <text:p>1.2661183339</text:p>
          </table:table-cell>
          <table:table-cell office:value-type="float" office:value="1.1646860475693">
            <text:p>1.1646860476</text:p>
          </table:table-cell>
          <table:table-cell office:value-type="float" office:value="10.2368001815193">
            <text:p>10.2368001815</text:p>
          </table:table-cell>
          <table:table-cell office:value-type="float" office:value="9.83171209972596">
            <text:p>9.8317120997</text:p>
          </table:table-cell>
          <table:table-cell office:value-type="float" office:value="15.4535747924192">
            <text:p>15.453574792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294">
            <text:p>2294</text:p>
          </table:table-cell>
          <table:table-cell office:value-type="float" office:value="4129">
            <text:p>4129</text:p>
          </table:table-cell>
          <table:table-cell office:value-type="float" office:value="7761">
            <text:p>7761</text:p>
          </table:table-cell>
          <table:table-cell office:value-type="float" office:value="122.125">
            <text:p>122.125</text:p>
          </table:table-cell>
          <table:table-cell office:value-type="float" office:value="258.75">
            <text:p>258.75</text:p>
          </table:table-cell>
          <table:table-cell office:value-type="float" office:value="250.625">
            <text:p>250.625</text:p>
          </table:table-cell>
          <table:table-cell office:value-type="float" office:value="0.0532367044463819">
            <text:p>0.0532367044</text:p>
          </table:table-cell>
          <table:table-cell office:value-type="float" office:value="0.0626665052070719">
            <text:p>0.0626665052</text:p>
          </table:table-cell>
          <table:table-cell office:value-type="float" office:value="0.032292874629558">
            <text:p>0.0322928746</text:p>
          </table:table-cell>
          <table:table-cell office:value-type="float" office:value="1.19188339309495">
            <text:p>1.1918833931</text:p>
          </table:table-cell>
          <table:table-cell office:value-type="float" office:value="1.22702986633949">
            <text:p>1.2270298663</text:p>
          </table:table-cell>
          <table:table-cell office:value-type="float" office:value="1.11506900751706">
            <text:p>1.1150690075</text:p>
          </table:table-cell>
          <table:table-cell office:value-type="float" office:value="13.3636770540478">
            <text:p>13.363677054</text:p>
          </table:table-cell>
          <table:table-cell office:value-type="float" office:value="11.4039507021432">
            <text:p>11.4039507021</text:p>
          </table:table-cell>
          <table:table-cell office:value-type="float" office:value="21.8091378697358">
            <text:p>21.809137869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7">
            <text:p>37</text:p>
          </table:table-cell>
          <table:table-cell office:value-type="float" office:value="2465">
            <text:p>2465</text:p>
          </table:table-cell>
          <table:table-cell office:value-type="float" office:value="4469">
            <text:p>4469</text:p>
          </table:table-cell>
          <table:table-cell office:value-type="float" office:value="9304">
            <text:p>9304</text:p>
          </table:table-cell>
          <table:table-cell office:value-type="float" office:value="162.625">
            <text:p>162.625</text:p>
          </table:table-cell>
          <table:table-cell office:value-type="float" office:value="482.5">
            <text:p>482.5</text:p>
          </table:table-cell>
          <table:table-cell office:value-type="float" office:value="367.5">
            <text:p>367.5</text:p>
          </table:table-cell>
          <table:table-cell office:value-type="float" office:value="0.065973630831643">
            <text:p>0.0659736308</text:p>
          </table:table-cell>
          <table:table-cell office:value-type="float" office:value="0.10796598791676">
            <text:p>0.1079659879</text:p>
          </table:table-cell>
          <table:table-cell office:value-type="float" office:value="0.0394991401547721">
            <text:p>0.0394991402</text:p>
          </table:table-cell>
          <table:table-cell office:value-type="float" office:value="1.23943864704237">
            <text:p>1.239438647</text:p>
          </table:table-cell>
          <table:table-cell office:value-type="float" office:value="1.40072800062047">
            <text:p>1.4007280006</text:p>
          </table:table-cell>
          <table:table-cell office:value-type="float" office:value="1.14130494740472">
            <text:p>1.1413049474</text:p>
          </table:table-cell>
          <table:table-cell office:value-type="float" office:value="10.8493111632185">
            <text:p>10.8493111632</text:p>
          </table:table-cell>
          <table:table-cell office:value-type="float" office:value="6.76070379501781">
            <text:p>6.760703795</text:p>
          </table:table-cell>
          <table:table-cell office:value-type="float" office:value="17.8927478793171">
            <text:p>17.892747879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393">
            <text:p>2393</text:p>
          </table:table-cell>
          <table:table-cell office:value-type="float" office:value="4401">
            <text:p>4401</text:p>
          </table:table-cell>
          <table:table-cell office:value-type="float" office:value="8998">
            <text:p>8998</text:p>
          </table:table-cell>
          <table:table-cell office:value-type="float" office:value="191.75">
            <text:p>191.75</text:p>
          </table:table-cell>
          <table:table-cell office:value-type="float" office:value="224.75">
            <text:p>224.75</text:p>
          </table:table-cell>
          <table:table-cell office:value-type="float" office:value="309.125">
            <text:p>309.125</text:p>
          </table:table-cell>
          <table:table-cell office:value-type="float" office:value="0.0801295445048057">
            <text:p>0.0801295445</text:p>
          </table:table-cell>
          <table:table-cell office:value-type="float" office:value="0.0510679391047489">
            <text:p>0.0510679391</text:p>
          </table:table-cell>
          <table:table-cell office:value-type="float" office:value="0.0343548566348077">
            <text:p>0.0343548566</text:p>
          </table:table-cell>
          <table:table-cell office:value-type="float" office:value="1.29303806381581">
            <text:p>1.2930380638</text:p>
          </table:table-cell>
          <table:table-cell office:value-type="float" office:value="1.18384933829926">
            <text:p>1.1838493383</text:p>
          </table:table-cell>
          <table:table-cell office:value-type="float" office:value="1.12255530032365">
            <text:p>1.1225553003</text:p>
          </table:table-cell>
          <table:table-cell office:value-type="float" office:value="8.99245387841968">
            <text:p>8.9924538784</text:p>
          </table:table-cell>
          <table:table-cell office:value-type="float" office:value="13.9167367668736">
            <text:p>13.9167367669</text:p>
          </table:table-cell>
          <table:table-cell office:value-type="float" office:value="20.5207271267716">
            <text:p>20.520727126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730">
            <text:p>2730</text:p>
          </table:table-cell>
          <table:table-cell office:value-type="float" office:value="4771">
            <text:p>4771</text:p>
          </table:table-cell>
          <table:table-cell office:value-type="float" office:value="8572">
            <text:p>8572</text:p>
          </table:table-cell>
          <table:table-cell office:value-type="float" office:value="200.625">
            <text:p>200.625</text:p>
          </table:table-cell>
          <table:table-cell office:value-type="float" office:value="323.625">
            <text:p>323.625</text:p>
          </table:table-cell>
          <table:table-cell office:value-type="float" office:value="451.375">
            <text:p>451.375</text:p>
          </table:table-cell>
          <table:table-cell office:value-type="float" office:value="0.073489010989011">
            <text:p>0.073489011</text:p>
          </table:table-cell>
          <table:table-cell office:value-type="float" office:value="0.0678316914692936">
            <text:p>0.0678316915</text:p>
          </table:table-cell>
          <table:table-cell office:value-type="float" office:value="0.0526569062062529">
            <text:p>0.0526569062</text:p>
          </table:table-cell>
          <table:table-cell office:value-type="float" office:value="1.26779678254438">
            <text:p>1.2677967825</text:p>
          </table:table-cell>
          <table:table-cell office:value-type="float" office:value="1.246429151343">
            <text:p>1.2464291513</text:p>
          </table:table-cell>
          <table:table-cell office:value-type="float" office:value="1.18973376127346">
            <text:p>1.1897337613</text:p>
          </table:table-cell>
          <table:table-cell office:value-type="float" office:value="9.77446183885826">
            <text:p>9.7744618389</text:p>
          </table:table-cell>
          <table:table-cell office:value-type="float" office:value="10.5614162070195">
            <text:p>10.561416207</text:p>
          </table:table-cell>
          <table:table-cell office:value-type="float" office:value="13.5070714505951">
            <text:p>13.507071450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828">
            <text:p>2828</text:p>
          </table:table-cell>
          <table:table-cell office:value-type="float" office:value="5177">
            <text:p>5177</text:p>
          </table:table-cell>
          <table:table-cell office:value-type="float" office:value="8668">
            <text:p>8668</text:p>
          </table:table-cell>
          <table:table-cell office:value-type="float" office:value="212.5">
            <text:p>212.5</text:p>
          </table:table-cell>
          <table:table-cell office:value-type="float" office:value="188.25">
            <text:p>188.25</text:p>
          </table:table-cell>
          <table:table-cell office:value-type="float" office:value="297.125">
            <text:p>297.125</text:p>
          </table:table-cell>
          <table:table-cell office:value-type="float" office:value="0.0751414427157001">
            <text:p>0.0751414427</text:p>
          </table:table-cell>
          <table:table-cell office:value-type="float" office:value="0.0363627583542592">
            <text:p>0.0363627584</text:p>
          </table:table-cell>
          <table:table-cell office:value-type="float" office:value="0.0342783802491924">
            <text:p>0.0342783802</text:p>
          </table:table-cell>
          <table:table-cell office:value-type="float" office:value="1.27406167287521">
            <text:p>1.2740616729</text:p>
          </table:table-cell>
          <table:table-cell office:value-type="float" office:value="1.12986126462236">
            <text:p>1.1298612646</text:p>
          </table:table-cell>
          <table:table-cell office:value-type="float" office:value="1.12227734528309">
            <text:p>1.1222773453</text:p>
          </table:table-cell>
          <table:table-cell office:value-type="float" office:value="9.56695472395046">
            <text:p>9.566954724</text:p>
          </table:table-cell>
          <table:table-cell office:value-type="float" office:value="19.4065182482171">
            <text:p>19.4065182482</text:p>
          </table:table-cell>
          <table:table-cell office:value-type="float" office:value="20.5657450632726">
            <text:p>20.565745063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3188">
            <text:p>3188</text:p>
          </table:table-cell>
          <table:table-cell office:value-type="float" office:value="5786">
            <text:p>5786</text:p>
          </table:table-cell>
          <table:table-cell office:value-type="float" office:value="11897">
            <text:p>11897</text:p>
          </table:table-cell>
          <table:table-cell office:value-type="float" office:value="134.125">
            <text:p>134.125</text:p>
          </table:table-cell>
          <table:table-cell office:value-type="float" office:value="241.125">
            <text:p>241.125</text:p>
          </table:table-cell>
          <table:table-cell office:value-type="float" office:value="259.375">
            <text:p>259.375</text:p>
          </table:table-cell>
          <table:table-cell office:value-type="float" office:value="0.0420718318695107">
            <text:p>0.0420718319</text:p>
          </table:table-cell>
          <table:table-cell office:value-type="float" office:value="0.0416738679571379">
            <text:p>0.041673868</text:p>
          </table:table-cell>
          <table:table-cell office:value-type="float" office:value="0.0218017147179961">
            <text:p>0.0218017147</text:p>
          </table:table-cell>
          <table:table-cell office:value-type="float" office:value="1.15072068805553">
            <text:p>1.1507206881</text:p>
          </table:table-cell>
          <table:table-cell office:value-type="float" office:value="1.14926249194018">
            <text:p>1.1492624919</text:p>
          </table:table-cell>
          <table:table-cell office:value-type="float" office:value="1.07723761845169">
            <text:p>1.0772376185</text:p>
          </table:table-cell>
          <table:table-cell office:value-type="float" office:value="16.8195200581393">
            <text:p>16.8195200581</text:p>
          </table:table-cell>
          <table:table-cell office:value-type="float" office:value="16.9768729806643">
            <text:p>16.9768729807</text:p>
          </table:table-cell>
          <table:table-cell office:value-type="float" office:value="32.1385692880656">
            <text:p>32.138569288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2958">
            <text:p>2958</text:p>
          </table:table-cell>
          <table:table-cell office:value-type="float" office:value="5292">
            <text:p>5292</text:p>
          </table:table-cell>
          <table:table-cell office:value-type="float" office:value="8663">
            <text:p>8663</text:p>
          </table:table-cell>
          <table:table-cell office:value-type="float" office:value="255.625">
            <text:p>255.625</text:p>
          </table:table-cell>
          <table:table-cell office:value-type="float" office:value="234.625">
            <text:p>234.625</text:p>
          </table:table-cell>
          <table:table-cell office:value-type="float" office:value="421.625">
            <text:p>421.625</text:p>
          </table:table-cell>
          <table:table-cell office:value-type="float" office:value="0.0864181879648411">
            <text:p>0.086418188</text:p>
          </table:table-cell>
          <table:table-cell office:value-type="float" office:value="0.0443357898715042">
            <text:p>0.0443357899</text:p>
          </table:table-cell>
          <table:table-cell office:value-type="float" office:value="0.0486696294586171">
            <text:p>0.0486696295</text:p>
          </table:table-cell>
          <table:table-cell office:value-type="float" office:value="1.31710114017075">
            <text:p>1.3171011402</text:p>
          </table:table-cell>
          <table:table-cell office:value-type="float" office:value="1.15902796258678">
            <text:p>1.1590279626</text:p>
          </table:table-cell>
          <table:table-cell office:value-type="float" office:value="1.17498641945517">
            <text:p>1.1749864195</text:p>
          </table:table-cell>
          <table:table-cell office:value-type="float" office:value="8.36263479508544">
            <text:p>8.3626347951</text:p>
          </table:table-cell>
          <table:table-cell office:value-type="float" office:value="15.9781003976337">
            <text:p>15.9781003976</text:p>
          </table:table-cell>
          <table:table-cell office:value-type="float" office:value="14.585711945309">
            <text:p>14.585711945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3435">
            <text:p>3435</text:p>
          </table:table-cell>
          <table:table-cell office:value-type="float" office:value="5905">
            <text:p>5905</text:p>
          </table:table-cell>
          <table:table-cell office:value-type="float" office:value="10163">
            <text:p>10163</text:p>
          </table:table-cell>
          <table:table-cell office:value-type="float" office:value="169.25">
            <text:p>169.25</text:p>
          </table:table-cell>
          <table:table-cell office:value-type="float" office:value="255.75">
            <text:p>255.75</text:p>
          </table:table-cell>
          <table:table-cell office:value-type="float" office:value="387.25">
            <text:p>387.25</text:p>
          </table:table-cell>
          <table:table-cell office:value-type="float" office:value="0.0492721979621543">
            <text:p>0.049272198</text:p>
          </table:table-cell>
          <table:table-cell office:value-type="float" office:value="0.0433107535986452">
            <text:p>0.0433107536</text:p>
          </table:table-cell>
          <table:table-cell office:value-type="float" office:value="0.038103906326872">
            <text:p>0.0381039063</text:p>
          </table:table-cell>
          <table:table-cell office:value-type="float" office:value="1.1772110818719">
            <text:p>1.1772110819</text:p>
          </table:table-cell>
          <table:table-cell office:value-type="float" office:value="1.15526424749473">
            <text:p>1.1552642475</text:p>
          </table:table-cell>
          <table:table-cell office:value-type="float" office:value="1.13620941119169">
            <text:p>1.1362094112</text:p>
          </table:table-cell>
          <table:table-cell office:value-type="float" office:value="14.4115093455099">
            <text:p>14.4115093455</text:p>
          </table:table-cell>
          <table:table-cell office:value-type="float" office:value="16.3481680035965">
            <text:p>16.3481680036</text:p>
          </table:table-cell>
          <table:table-cell office:value-type="float" office:value="18.5353878655207">
            <text:p>18.535387865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904">
            <text:p>3904</text:p>
          </table:table-cell>
          <table:table-cell office:value-type="float" office:value="6468">
            <text:p>6468</text:p>
          </table:table-cell>
          <table:table-cell office:value-type="float" office:value="11882">
            <text:p>11882</text:p>
          </table:table-cell>
          <table:table-cell office:value-type="float" office:value="168.25">
            <text:p>168.25</text:p>
          </table:table-cell>
          <table:table-cell office:value-type="float" office:value="231.375">
            <text:p>231.375</text:p>
          </table:table-cell>
          <table:table-cell office:value-type="float" office:value="705.875">
            <text:p>705.875</text:p>
          </table:table-cell>
          <table:table-cell office:value-type="float" office:value="0.0430968237704918">
            <text:p>0.0430968238</text:p>
          </table:table-cell>
          <table:table-cell office:value-type="float" office:value="0.0357722634508349">
            <text:p>0.0357722635</text:p>
          </table:table-cell>
          <table:table-cell office:value-type="float" office:value="0.0594070863490995">
            <text:p>0.0594070863</text:p>
          </table:table-cell>
          <table:table-cell office:value-type="float" office:value="1.15447926218617">
            <text:p>1.1544792622</text:p>
          </table:table-cell>
          <table:table-cell office:value-type="float" office:value="1.12771104554942">
            <text:p>1.1277110455</text:p>
          </table:table-cell>
          <table:table-cell office:value-type="float" office:value="1.21484203796249">
            <text:p>1.214842038</text:p>
          </table:table-cell>
          <table:table-cell office:value-type="float" office:value="16.4276228776607">
            <text:p>16.4276228777</text:p>
          </table:table-cell>
          <table:table-cell office:value-type="float" office:value="19.721208874588">
            <text:p>19.7212088746</text:p>
          </table:table-cell>
          <table:table-cell office:value-type="float" office:value="12.0109928546072">
            <text:p>12.010992854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3981">
            <text:p>3981</text:p>
          </table:table-cell>
          <table:table-cell office:value-type="float" office:value="6637">
            <text:p>6637</text:p>
          </table:table-cell>
          <table:table-cell office:value-type="float" office:value="14937">
            <text:p>14937</text:p>
          </table:table-cell>
          <table:table-cell office:value-type="float" office:value="247.75">
            <text:p>247.75</text:p>
          </table:table-cell>
          <table:table-cell office:value-type="float" office:value="226">
            <text:p>226</text:p>
          </table:table-cell>
          <table:table-cell office:value-type="float" office:value="587.5">
            <text:p>587.5</text:p>
          </table:table-cell>
          <table:table-cell office:value-type="float" office:value="0.0622331072594825">
            <text:p>0.0622331073</text:p>
          </table:table-cell>
          <table:table-cell office:value-type="float" office:value="0.0340515293054091">
            <text:p>0.0340515293</text:p>
          </table:table-cell>
          <table:table-cell office:value-type="float" office:value="0.0393318604806855">
            <text:p>0.0393318605</text:p>
          </table:table-cell>
          <table:table-cell office:value-type="float" office:value="1.22540687630096">
            <text:p>1.2254068763</text:p>
          </table:table-cell>
          <table:table-cell office:value-type="float" office:value="1.12145298559908">
            <text:p>1.1214529856</text:p>
          </table:table-cell>
          <table:table-cell office:value-type="float" office:value="1.14069362237019">
            <text:p>1.1406936224</text:p>
          </table:table-cell>
          <table:table-cell office:value-type="float" office:value="11.4810034537866">
            <text:p>11.4810034538</text:p>
          </table:table-cell>
          <table:table-cell office:value-type="float" office:value="20.7004706183517">
            <text:p>20.7004706184</text:p>
          </table:table-cell>
          <table:table-cell office:value-type="float" office:value="17.9673911376954">
            <text:p>17.967391137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378">
            <text:p>4378</text:p>
          </table:table-cell>
          <table:table-cell office:value-type="float" office:value="6497">
            <text:p>6497</text:p>
          </table:table-cell>
          <table:table-cell office:value-type="float" office:value="11737">
            <text:p>11737</text:p>
          </table:table-cell>
          <table:table-cell office:value-type="float" office:value="190.625">
            <text:p>190.625</text:p>
          </table:table-cell>
          <table:table-cell office:value-type="float" office:value="307.375">
            <text:p>307.375</text:p>
          </table:table-cell>
          <table:table-cell office:value-type="float" office:value="785">
            <text:p>785</text:p>
          </table:table-cell>
          <table:table-cell office:value-type="float" office:value="0.0435415714938328">
            <text:p>0.0435415715</text:p>
          </table:table-cell>
          <table:table-cell office:value-type="float" office:value="0.0473102970601816">
            <text:p>0.0473102971</text:p>
          </table:table-cell>
          <table:table-cell office:value-type="float" office:value="0.0668825083070631">
            <text:p>0.0668825083</text:p>
          </table:table-cell>
          <table:table-cell office:value-type="float" office:value="1.15611140238679">
            <text:p>1.1561114024</text:p>
          </table:table-cell>
          <table:table-cell office:value-type="float" office:value="1.16997303755816">
            <text:p>1.1699730376</text:p>
          </table:table-cell>
          <table:table-cell office:value-type="float" office:value="1.24285638811291">
            <text:p>1.2428563881</text:p>
          </table:table-cell>
          <table:table-cell office:value-type="float" office:value="16.2633163136649">
            <text:p>16.2633163137</text:p>
          </table:table-cell>
          <table:table-cell office:value-type="float" office:value="14.9949885455478">
            <text:p>14.9949885455</text:p>
          </table:table-cell>
          <table:table-cell office:value-type="float" office:value="10.7064883601424">
            <text:p>10.706488360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4324">
            <text:p>4324</text:p>
          </table:table-cell>
          <table:table-cell office:value-type="float" office:value="7026">
            <text:p>7026</text:p>
          </table:table-cell>
          <table:table-cell office:value-type="float" office:value="13323">
            <text:p>13323</text:p>
          </table:table-cell>
          <table:table-cell office:value-type="float" office:value="174.25">
            <text:p>174.25</text:p>
          </table:table-cell>
          <table:table-cell office:value-type="float" office:value="545.875">
            <text:p>545.875</text:p>
          </table:table-cell>
          <table:table-cell office:value-type="float" office:value="852.375">
            <text:p>852.375</text:p>
          </table:table-cell>
          <table:table-cell office:value-type="float" office:value="0.0402983348751156">
            <text:p>0.0402983349</text:p>
          </table:table-cell>
          <table:table-cell office:value-type="float" office:value="0.0776935667520638">
            <text:p>0.0776935668</text:p>
          </table:table-cell>
          <table:table-cell office:value-type="float" office:value="0.0639777077234857">
            <text:p>0.0639777077</text:p>
          </table:table-cell>
          <table:table-cell office:value-type="float" office:value="1.14422712541857">
            <text:p>1.1442271254</text:p>
          </table:table-cell>
          <table:table-cell office:value-type="float" office:value="1.28375861264895">
            <text:p>1.2837586126</text:p>
          </table:table-cell>
          <table:table-cell office:value-type="float" office:value="1.23194454531988">
            <text:p>1.2319445453</text:p>
          </table:table-cell>
          <table:table-cell office:value-type="float" office:value="17.5446841947005">
            <text:p>17.5446841947</text:p>
          </table:table-cell>
          <table:table-cell office:value-type="float" office:value="9.26380384093357">
            <text:p>9.2638038409</text:p>
          </table:table-cell>
          <table:table-cell office:value-type="float" office:value="11.1771901551777">
            <text:p>11.177190155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391">
            <text:p>4391</text:p>
          </table:table-cell>
          <table:table-cell office:value-type="float" office:value="7793">
            <text:p>7793</text:p>
          </table:table-cell>
          <table:table-cell office:value-type="float" office:value="18754">
            <text:p>18754</text:p>
          </table:table-cell>
          <table:table-cell office:value-type="float" office:value="195.5">
            <text:p>195.5</text:p>
          </table:table-cell>
          <table:table-cell office:value-type="float" office:value="440.5">
            <text:p>440.5</text:p>
          </table:table-cell>
          <table:table-cell office:value-type="float" office:value="893.375">
            <text:p>893.375</text:p>
          </table:table-cell>
          <table:table-cell office:value-type="float" office:value="0.0445228877248918">
            <text:p>0.0445228877</text:p>
          </table:table-cell>
          <table:table-cell office:value-type="float" office:value="0.056525086616194">
            <text:p>0.0565250866</text:p>
          </table:table-cell>
          <table:table-cell office:value-type="float" office:value="0.0476365042124347">
            <text:p>0.0476365042</text:p>
          </table:table-cell>
          <table:table-cell office:value-type="float" office:value="1.15971539059859">
            <text:p>1.1597153906</text:p>
          </table:table-cell>
          <table:table-cell office:value-type="float" office:value="1.20410017057394">
            <text:p>1.2041001706</text:p>
          </table:table-cell>
          <table:table-cell office:value-type="float" office:value="1.17117546834934">
            <text:p>1.1711754683</text:p>
          </table:table-cell>
          <table:table-cell office:value-type="float" office:value="15.9123913942675">
            <text:p>15.9123913943</text:p>
          </table:table-cell>
          <table:table-cell office:value-type="float" office:value="12.6060446170218">
            <text:p>12.606044617</text:p>
          </table:table-cell>
          <table:table-cell office:value-type="float" office:value="14.8946422756042">
            <text:p>14.894642275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765">
            <text:p>4765</text:p>
          </table:table-cell>
          <table:table-cell office:value-type="float" office:value="8122">
            <text:p>8122</text:p>
          </table:table-cell>
          <table:table-cell office:value-type="float" office:value="14703">
            <text:p>14703</text:p>
          </table:table-cell>
          <table:table-cell office:value-type="float" office:value="180">
            <text:p>180</text:p>
          </table:table-cell>
          <table:table-cell office:value-type="float" office:value="507.375">
            <text:p>507.375</text:p>
          </table:table-cell>
          <table:table-cell office:value-type="float" office:value="1085.125">
            <text:p>1085.125</text:p>
          </table:table-cell>
          <table:table-cell office:value-type="float" office:value="0.0377754459601259">
            <text:p>0.037775446</text:p>
          </table:table-cell>
          <table:table-cell office:value-type="float" office:value="0.0624692194040877">
            <text:p>0.0624692194</text:p>
          </table:table-cell>
          <table:table-cell office:value-type="float" office:value="0.0738029653812147">
            <text:p>0.0738029654</text:p>
          </table:table-cell>
          <table:table-cell office:value-type="float" office:value="1.13501095012271">
            <text:p>1.1350109501</text:p>
          </table:table-cell>
          <table:table-cell office:value-type="float" office:value="1.2262909785253">
            <text:p>1.2262909785</text:p>
          </table:table-cell>
          <table:table-cell office:value-type="float" office:value="1.26898625912441">
            <text:p>1.2689862591</text:p>
          </table:table-cell>
          <table:table-cell office:value-type="float" office:value="18.6935780441006">
            <text:p>18.6935780441</text:p>
          </table:table-cell>
          <table:table-cell office:value-type="float" office:value="11.4388931263048">
            <text:p>11.4388931263</text:p>
          </table:table-cell>
          <table:table-cell office:value-type="float" office:value="9.73432172953044">
            <text:p>9.734321729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690">
            <text:p>4690</text:p>
          </table:table-cell>
          <table:table-cell office:value-type="float" office:value="8153">
            <text:p>8153</text:p>
          </table:table-cell>
          <table:table-cell office:value-type="float" office:value="15428">
            <text:p>15428</text:p>
          </table:table-cell>
          <table:table-cell office:value-type="float" office:value="143.5">
            <text:p>143.5</text:p>
          </table:table-cell>
          <table:table-cell office:value-type="float" office:value="293.125">
            <text:p>293.125</text:p>
          </table:table-cell>
          <table:table-cell office:value-type="float" office:value="762">
            <text:p>762</text:p>
          </table:table-cell>
          <table:table-cell office:value-type="float" office:value="0.0305970149253731">
            <text:p>0.0305970149</text:p>
          </table:table-cell>
          <table:table-cell office:value-type="float" office:value="0.0359530234269594">
            <text:p>0.0359530234</text:p>
          </table:table-cell>
          <table:table-cell office:value-type="float" office:value="0.0493907181747472">
            <text:p>0.0493907182</text:p>
          </table:table-cell>
          <table:table-cell office:value-type="float" office:value="1.1089244597906">
            <text:p>1.1089244598</text:p>
          </table:table-cell>
          <table:table-cell office:value-type="float" office:value="1.1283691169857">
            <text:p>1.128369117</text:p>
          </table:table-cell>
          <table:table-cell office:value-type="float" office:value="1.17764882197358">
            <text:p>1.177648822</text:p>
          </table:table-cell>
          <table:table-cell office:value-type="float" office:value="22.9989113465988">
            <text:p>22.9989113466</text:p>
          </table:table-cell>
          <table:table-cell office:value-type="float" office:value="19.6237792951796">
            <text:p>19.6237792952</text:p>
          </table:table-cell>
          <table:table-cell office:value-type="float" office:value="14.3777452965102">
            <text:p>14.377745296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110">
            <text:p>5110</text:p>
          </table:table-cell>
          <table:table-cell office:value-type="float" office:value="8786">
            <text:p>8786</text:p>
          </table:table-cell>
          <table:table-cell office:value-type="float" office:value="17375">
            <text:p>17375</text:p>
          </table:table-cell>
          <table:table-cell office:value-type="float" office:value="275.625">
            <text:p>275.625</text:p>
          </table:table-cell>
          <table:table-cell office:value-type="float" office:value="617.5">
            <text:p>617.5</text:p>
          </table:table-cell>
          <table:table-cell office:value-type="float" office:value="701.875">
            <text:p>701.875</text:p>
          </table:table-cell>
          <table:table-cell office:value-type="float" office:value="0.0539383561643836">
            <text:p>0.0539383562</text:p>
          </table:table-cell>
          <table:table-cell office:value-type="float" office:value="0.0702822672433417">
            <text:p>0.0702822672</text:p>
          </table:table-cell>
          <table:table-cell office:value-type="float" office:value="0.0403956834532374">
            <text:p>0.0403956835</text:p>
          </table:table-cell>
          <table:table-cell office:value-type="float" office:value="1.19448656525615">
            <text:p>1.1944865653</text:p>
          </table:table-cell>
          <table:table-cell office:value-type="float" office:value="1.25566954564587">
            <text:p>1.2556695456</text:p>
          </table:table-cell>
          <table:table-cell office:value-type="float" office:value="1.14458324211997">
            <text:p>1.1445832421</text:p>
          </table:table-cell>
          <table:table-cell office:value-type="float" office:value="13.1942679300221">
            <text:p>13.19426793</text:p>
          </table:table-cell>
          <table:table-cell office:value-type="float" office:value="10.2049843505616">
            <text:p>10.2049843506</text:p>
          </table:table-cell>
          <table:table-cell office:value-type="float" office:value="17.5032279810629">
            <text:p>17.503227981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5584">
            <text:p>5584</text:p>
          </table:table-cell>
          <table:table-cell office:value-type="float" office:value="10034">
            <text:p>10034</text:p>
          </table:table-cell>
          <table:table-cell office:value-type="float" office:value="19208">
            <text:p>19208</text:p>
          </table:table-cell>
          <table:table-cell office:value-type="float" office:value="311.375">
            <text:p>311.375</text:p>
          </table:table-cell>
          <table:table-cell office:value-type="float" office:value="665.25">
            <text:p>665.25</text:p>
          </table:table-cell>
          <table:table-cell office:value-type="float" office:value="470.75">
            <text:p>470.75</text:p>
          </table:table-cell>
          <table:table-cell office:value-type="float" office:value="0.0557619985673352">
            <text:p>0.0557619986</text:p>
          </table:table-cell>
          <table:table-cell office:value-type="float" office:value="0.0662995814231613">
            <text:p>0.0662995814</text:p>
          </table:table-cell>
          <table:table-cell office:value-type="float" office:value="0.0245080174927114">
            <text:p>0.0245080175</text:p>
          </table:table-cell>
          <table:table-cell office:value-type="float" office:value="1.20126141993475">
            <text:p>1.2012614199</text:p>
          </table:table-cell>
          <table:table-cell office:value-type="float" office:value="1.24066397859496">
            <text:p>1.2406639786</text:p>
          </table:table-cell>
          <table:table-cell office:value-type="float" office:value="1.08695532135048">
            <text:p>1.0869553214</text:p>
          </table:table-cell>
          <table:table-cell office:value-type="float" office:value="12.773897391768">
            <text:p>12.7738973918</text:p>
          </table:table-cell>
          <table:table-cell office:value-type="float" office:value="10.7976404462863">
            <text:p>10.7976404463</text:p>
          </table:table-cell>
          <table:table-cell office:value-type="float" office:value="28.6276414053692">
            <text:p>28.627641405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89">
            <text:p>89</text:p>
          </table:table-cell>
          <table:table-cell office:value-type="float" office:value="5880">
            <text:p>5880</text:p>
          </table:table-cell>
          <table:table-cell office:value-type="float" office:value="10152">
            <text:p>10152</text:p>
          </table:table-cell>
          <table:table-cell office:value-type="float" office:value="18504">
            <text:p>18504</text:p>
          </table:table-cell>
          <table:table-cell office:value-type="float" office:value="334.125">
            <text:p>334.125</text:p>
          </table:table-cell>
          <table:table-cell office:value-type="float" office:value="651.625">
            <text:p>651.625</text:p>
          </table:table-cell>
          <table:table-cell office:value-type="float" office:value="295.875">
            <text:p>295.875</text:p>
          </table:table-cell>
          <table:table-cell office:value-type="float" office:value="0.0568239795918367">
            <text:p>0.0568239796</text:p>
          </table:table-cell>
          <table:table-cell office:value-type="float" office:value="0.0641868597320725">
            <text:p>0.0641868597</text:p>
          </table:table-cell>
          <table:table-cell office:value-type="float" office:value="0.0159897859922179">
            <text:p>0.015989786</text:p>
          </table:table-cell>
          <table:table-cell office:value-type="float" office:value="1.20521269929847">
            <text:p>1.2052126993</text:p>
          </table:table-cell>
          <table:table-cell office:value-type="float" office:value="1.23272911686829">
            <text:p>1.2327291169</text:p>
          </table:table-cell>
          <table:table-cell office:value-type="float" office:value="1.05646537055467">
            <text:p>1.0564653706</text:p>
          </table:table-cell>
          <table:table-cell office:value-type="float" office:value="12.5415270075261">
            <text:p>12.5415270075</text:p>
          </table:table-cell>
          <table:table-cell office:value-type="float" office:value="11.141875715749">
            <text:p>11.1418757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5954">
            <text:p>5954</text:p>
          </table:table-cell>
          <table:table-cell office:value-type="float" office:value="10320">
            <text:p>10320</text:p>
          </table:table-cell>
          <table:table-cell office:value-type="float" office:value="17055">
            <text:p>17055</text:p>
          </table:table-cell>
          <table:table-cell office:value-type="float" office:value="445.625">
            <text:p>445.625</text:p>
          </table:table-cell>
          <table:table-cell office:value-type="float" office:value="778.125">
            <text:p>778.125</text:p>
          </table:table-cell>
          <table:table-cell office:value-type="float" office:value="268">
            <text:p>268</text:p>
          </table:table-cell>
          <table:table-cell office:value-type="float" office:value="0.074844642257306">
            <text:p>0.0748446423</text:p>
          </table:table-cell>
          <table:table-cell office:value-type="float" office:value="0.0753997093023256">
            <text:p>0.0753997093</text:p>
          </table:table-cell>
          <table:table-cell office:value-type="float" office:value="0.015713866901202">
            <text:p>0.0157138669</text:p>
          </table:table-cell>
          <table:table-cell office:value-type="float" office:value="1.27293562003083">
            <text:p>1.27293562</text:p>
          </table:table-cell>
          <table:table-cell office:value-type="float" office:value="1.27504181023737">
            <text:p>1.2750418102</text:p>
          </table:table-cell>
          <table:table-cell office:value-type="float" office:value="1.05548250835566">
            <text:p>1.0554825084</text:p>
          </table:table-cell>
          <table:table-cell office:value-type="float" office:value="9.6035511798748">
            <text:p>9.6035511799</text:p>
          </table:table-cell>
          <table:table-cell office:value-type="float" office:value="9.53534395329311">
            <text:p>9.5353439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329">
            <text:p>6329</text:p>
          </table:table-cell>
          <table:table-cell office:value-type="float" office:value="11232">
            <text:p>11232</text:p>
          </table:table-cell>
          <table:table-cell office:value-type="float" office:value="18010">
            <text:p>18010</text:p>
          </table:table-cell>
          <table:table-cell office:value-type="float" office:value="511.5">
            <text:p>511.5</text:p>
          </table:table-cell>
          <table:table-cell office:value-type="float" office:value="922.5">
            <text:p>922.5</text:p>
          </table:table-cell>
          <table:table-cell office:value-type="float" office:value="296.375">
            <text:p>296.375</text:p>
          </table:table-cell>
          <table:table-cell office:value-type="float" office:value="0.0808184547321852">
            <text:p>0.0808184547</text:p>
          </table:table-cell>
          <table:table-cell office:value-type="float" office:value="0.0821314102564103">
            <text:p>0.0821314103</text:p>
          </table:table-cell>
          <table:table-cell office:value-type="float" office:value="0.0164561354802887">
            <text:p>0.0164561355</text:p>
          </table:table-cell>
          <table:table-cell office:value-type="float" office:value="1.29566657190823">
            <text:p>1.2956665719</text:p>
          </table:table-cell>
          <table:table-cell office:value-type="float" office:value="1.30068125025682">
            <text:p>1.3006812503</text:p>
          </table:table-cell>
          <table:table-cell office:value-type="float" office:value="1.0581272507951">
            <text:p>1.0581272508</text:p>
          </table:table-cell>
          <table:table-cell office:value-type="float" office:value="8.91868015996144">
            <text:p>8.91868016</text:p>
          </table:table-cell>
          <table:table-cell office:value-type="float" office:value="8.78150431051853">
            <text:p>8.7815043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57">
            <text:p>7057</text:p>
          </table:table-cell>
          <table:table-cell office:value-type="float" office:value="12248">
            <text:p>12248</text:p>
          </table:table-cell>
          <table:table-cell office:value-type="float" office:value="18060">
            <text:p>18060</text:p>
          </table:table-cell>
          <table:table-cell office:value-type="float" office:value="538">
            <text:p>538</text:p>
          </table:table-cell>
          <table:table-cell office:value-type="float" office:value="887.875">
            <text:p>887.875</text:p>
          </table:table-cell>
          <table:table-cell office:value-type="float" office:value="519.75">
            <text:p>519.75</text:p>
          </table:table-cell>
          <table:table-cell office:value-type="float" office:value="0.0762363610599405">
            <text:p>0.0762363611</text:p>
          </table:table-cell>
          <table:table-cell office:value-type="float" office:value="0.0724914271717832">
            <text:p>0.0724914272</text:p>
          </table:table-cell>
          <table:table-cell office:value-type="float" office:value="0.0287790697674419">
            <text:p>0.0287790698</text:p>
          </table:table-cell>
          <table:table-cell office:value-type="float" office:value="1.27821874989521">
            <text:p>1.2782187499</text:p>
          </table:table-cell>
          <table:table-cell office:value-type="float" office:value="1.26401980884751">
            <text:p>1.2640198088</text:p>
          </table:table-cell>
          <table:table-cell office:value-type="float" office:value="1.10235008450514">
            <text:p>1.1023500845</text:p>
          </table:table-cell>
          <table:table-cell office:value-type="float" office:value="9.43441131219769">
            <text:p>9.4344113122</text:p>
          </table:table-cell>
          <table:table-cell office:value-type="float" office:value="9.90431287186331">
            <text:p>9.9043128719</text:p>
          </table:table-cell>
          <table:table-cell office:value-type="float" office:value="24.430048891909">
            <text:p>24.430048891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7438">
            <text:p>7438</text:p>
          </table:table-cell>
          <table:table-cell office:value-type="float" office:value="12291">
            <text:p>12291</text:p>
          </table:table-cell>
          <table:table-cell office:value-type="float" office:value="18310">
            <text:p>18310</text:p>
          </table:table-cell>
          <table:table-cell office:value-type="float" office:value="482.75">
            <text:p>482.75</text:p>
          </table:table-cell>
          <table:table-cell office:value-type="float" office:value="808.5">
            <text:p>808.5</text:p>
          </table:table-cell>
          <table:table-cell office:value-type="float" office:value="330.625">
            <text:p>330.625</text:p>
          </table:table-cell>
          <table:table-cell office:value-type="float" office:value="0.0649031997848884">
            <text:p>0.0649031998</text:p>
          </table:table-cell>
          <table:table-cell office:value-type="float" office:value="0.065779838906517">
            <text:p>0.0657798389</text:p>
          </table:table-cell>
          <table:table-cell office:value-type="float" office:value="0.0180570726379028">
            <text:p>0.0180570726</text:p>
          </table:table-cell>
          <table:table-cell office:value-type="float" office:value="1.23541755291805">
            <text:p>1.2354175529</text:p>
          </table:table-cell>
          <table:table-cell office:value-type="float" office:value="1.23871033109768">
            <text:p>1.2387103311</text:p>
          </table:table-cell>
          <table:table-cell office:value-type="float" office:value="1.06383882766227">
            <text:p>1.0638388277</text:p>
          </table:table-cell>
          <table:table-cell office:value-type="float" office:value="11.0226488749879">
            <text:p>11.022648875</text:p>
          </table:table-cell>
          <table:table-cell office:value-type="float" office:value="10.8802743209162">
            <text:p>10.880274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8317">
            <text:p>8317</text:p>
          </table:table-cell>
          <table:table-cell office:value-type="float" office:value="12122">
            <text:p>12122</text:p>
          </table:table-cell>
          <table:table-cell office:value-type="float" office:value="17805">
            <text:p>17805</text:p>
          </table:table-cell>
          <table:table-cell office:value-type="float" office:value="384.75">
            <text:p>384.75</text:p>
          </table:table-cell>
          <table:table-cell office:value-type="float" office:value="163.375">
            <text:p>163.375</text:p>
          </table:table-cell>
          <table:table-cell office:value-type="float" office:value="471.875">
            <text:p>471.875</text:p>
          </table:table-cell>
          <table:table-cell office:value-type="float" office:value="0.0462606709149934">
            <text:p>0.0462606709</text:p>
          </table:table-cell>
          <table:table-cell office:value-type="float" office:value="0.0134775614585052">
            <text:p>0.0134775615</text:p>
          </table:table-cell>
          <table:table-cell office:value-type="float" office:value="0.0265023869699523">
            <text:p>0.026502387</text:p>
          </table:table-cell>
          <table:table-cell office:value-type="float" office:value="1.16610684556255">
            <text:p>1.1661068456</text:p>
          </table:table-cell>
          <table:table-cell office:value-type="float" office:value="1.04752748864399">
            <text:p>1.0475274886</text:p>
          </table:table-cell>
          <table:table-cell office:value-type="float" office:value="1.09413501236444">
            <text:p>1.0941350124</text:p>
          </table:table-cell>
          <table:table-cell office:value-type="float" office:value="15.3274705565572">
            <text:p>15.3274705566</text:p>
          </table:table-cell>
          <table:table-cell office:value-type="float" office:value="0">
            <text:p>0</text:p>
          </table:table-cell>
          <table:table-cell office:value-type="float" office:value="26.4992042662438">
            <text:p>26.499204266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207">
            <text:p>207</text:p>
          </table:table-cell>
          <table:table-cell office:value-type="float" office:value="9008">
            <text:p>9008</text:p>
          </table:table-cell>
          <table:table-cell office:value-type="float" office:value="12582">
            <text:p>12582</text:p>
          </table:table-cell>
          <table:table-cell office:value-type="float" office:value="20510">
            <text:p>20510</text:p>
          </table:table-cell>
          <table:table-cell office:value-type="float" office:value="382.5">
            <text:p>382.5</text:p>
          </table:table-cell>
          <table:table-cell office:value-type="float" office:value="237.875">
            <text:p>237.875</text:p>
          </table:table-cell>
          <table:table-cell office:value-type="float" office:value="261.375">
            <text:p>261.375</text:p>
          </table:table-cell>
          <table:table-cell office:value-type="float" office:value="0.0424622557726465">
            <text:p>0.0424622558</text:p>
          </table:table-cell>
          <table:table-cell office:value-type="float" office:value="0.0189059767922429">
            <text:p>0.0189059768</text:p>
          </table:table-cell>
          <table:table-cell office:value-type="float" office:value="0.012743783520234">
            <text:p>0.0127437835</text:p>
          </table:table-cell>
          <table:table-cell office:value-type="float" office:value="1.15215185980825">
            <text:p>1.1521518598</text:p>
          </table:table-cell>
          <table:table-cell office:value-type="float" office:value="1.06687149325145">
            <text:p>1.0668714933</text:p>
          </table:table-cell>
          <table:table-cell office:value-type="float" office:value="1.0449215541969">
            <text:p>1.0449215542</text:p>
          </table:table-cell>
          <table:table-cell office:value-type="float" office:value="16.668014209528">
            <text:p>16.66801420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239">
            <text:p>239</text:p>
          </table:table-cell>
          <table:table-cell office:value-type="float" office:value="9800">
            <text:p>9800</text:p>
          </table:table-cell>
          <table:table-cell office:value-type="float" office:value="12928">
            <text:p>12928</text:p>
          </table:table-cell>
          <table:table-cell office:value-type="float" office:value="20498">
            <text:p>20498</text:p>
          </table:table-cell>
          <table:table-cell office:value-type="float" office:value="128.625">
            <text:p>128.625</text:p>
          </table:table-cell>
          <table:table-cell office:value-type="float" office:value="428.25">
            <text:p>428.25</text:p>
          </table:table-cell>
          <table:table-cell office:value-type="float" office:value="222.125">
            <text:p>222.125</text:p>
          </table:table-cell>
          <table:table-cell office:value-type="float" office:value="0.013125">
            <text:p>0.013125</text:p>
          </table:table-cell>
          <table:table-cell office:value-type="float" office:value="0.0331257735148515">
            <text:p>0.0331257735</text:p>
          </table:table-cell>
          <table:table-cell office:value-type="float" office:value="0.0108364230656649">
            <text:p>0.0108364231</text:p>
          </table:table-cell>
          <table:table-cell office:value-type="float" office:value="1.046275140625">
            <text:p>1.0462751406</text:p>
          </table:table-cell>
          <table:table-cell office:value-type="float" office:value="1.11809094836906">
            <text:p>1.1180909484</text:p>
          </table:table-cell>
          <table:table-cell office:value-type="float" office:value="1.03815763973695">
            <text:p>1.0381576397</text:p>
          </table:table-cell>
          <table:table-cell office:value-type="float" office:value="0">
            <text:p>0</text:p>
          </table:table-cell>
          <table:table-cell office:value-type="float" office:value="21.2694004953198">
            <text:p>21.2694004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217">
            <text:p>9217</text:p>
          </table:table-cell>
          <table:table-cell office:value-type="float" office:value="12556">
            <text:p>12556</text:p>
          </table:table-cell>
          <table:table-cell office:value-type="float" office:value="19872">
            <text:p>19872</text:p>
          </table:table-cell>
          <table:table-cell office:value-type="float" office:value="151.125">
            <text:p>151.125</text:p>
          </table:table-cell>
          <table:table-cell office:value-type="float" office:value="243.5">
            <text:p>243.5</text:p>
          </table:table-cell>
          <table:table-cell office:value-type="float" office:value="-4">
            <text:p>-4</text:p>
          </table:table-cell>
          <table:table-cell office:value-type="float" office:value="0.0163963328631876">
            <text:p>0.0163963329</text:p>
          </table:table-cell>
          <table:table-cell office:value-type="float" office:value="0.0193931188276521">
            <text:p>0.0193931188</text:p>
          </table:table-cell>
          <table:table-cell office:value-type="float" office:value="-0.000201288244766506">
            <text:p>-0.0002012882</text:p>
          </table:table-cell>
          <table:table-cell office:value-type="float" office:value="1.05791409089462">
            <text:p>1.0579140909</text:p>
          </table:table-cell>
          <table:table-cell office:value-type="float" office:value="1.06861305829019">
            <text:p>1.0686130583</text:p>
          </table:table-cell>
          <table:table-cell office:value-type="float" office:value="0.999295570556554">
            <text:p>0.9992955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9032">
            <text:p>9032</text:p>
          </table:table-cell>
          <table:table-cell office:value-type="float" office:value="12476">
            <text:p>12476</text:p>
          </table:table-cell>
          <table:table-cell office:value-type="float" office:value="20523">
            <text:p>20523</text:p>
          </table:table-cell>
          <table:table-cell office:value-type="float" office:value="129.875">
            <text:p>129.875</text:p>
          </table:table-cell>
          <table:table-cell office:value-type="float" office:value="258.125">
            <text:p>258.125</text:p>
          </table:table-cell>
          <table:table-cell office:value-type="float" office:value="-375.25">
            <text:p>-375.25</text:p>
          </table:table-cell>
          <table:table-cell office:value-type="float" office:value="0.0143794286979628">
            <text:p>0.0143794287</text:p>
          </table:table-cell>
          <table:table-cell office:value-type="float" office:value="0.0206897242705996">
            <text:p>0.0206897243</text:p>
          </table:table-cell>
          <table:table-cell office:value-type="float" office:value="-0.0182843638844224">
            <text:p>-0.0182843639</text:p>
          </table:table-cell>
          <table:table-cell office:value-type="float" office:value="1.05073326566344">
            <text:p>1.0507332657</text:p>
          </table:table-cell>
          <table:table-cell office:value-type="float" office:value="1.07325304174027">
            <text:p>1.0732530417</text:p>
          </table:table-cell>
          <table:table-cell office:value-type="float" office:value="0.936659989611331">
            <text:p>0.9366599896</text:p>
          </table:table-cell>
          <table:table-cell office:value-type="float" office:value="0">
            <text:p>0</text:p>
          </table:table-cell>
          <table:table-cell office:value-type="float" office:value="33.8473925471816">
            <text:p>33.8473925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9478">
            <text:p>9478</text:p>
          </table:table-cell>
          <table:table-cell office:value-type="float" office:value="14126">
            <text:p>14126</text:p>
          </table:table-cell>
          <table:table-cell office:value-type="float" office:value="20444">
            <text:p>20444</text:p>
          </table:table-cell>
          <table:table-cell office:value-type="float" office:value="132.5">
            <text:p>132.5</text:p>
          </table:table-cell>
          <table:table-cell office:value-type="float" office:value="274.375">
            <text:p>274.375</text:p>
          </table:table-cell>
          <table:table-cell office:value-type="float" office:value="-619.875">
            <text:p>-619.875</text:p>
          </table:table-cell>
          <table:table-cell office:value-type="float" office:value="0.0139797425617219">
            <text:p>0.0139797426</text:p>
          </table:table-cell>
          <table:table-cell office:value-type="float" office:value="0.0194234036528387">
            <text:p>0.0194234037</text:p>
          </table:table-cell>
          <table:table-cell office:value-type="float" office:value="-0.0303206319702602">
            <text:p>-0.030320632</text:p>
          </table:table-cell>
          <table:table-cell office:value-type="float" office:value="1.04931214804213">
            <text:p>1.049312148</text:p>
          </table:table-cell>
          <table:table-cell office:value-type="float" office:value="1.06872135925948">
            <text:p>1.0687213593</text:p>
          </table:table-cell>
          <table:table-cell office:value-type="float" office:value="0.895679695921318">
            <text:p>0.8956796959</text:p>
          </table:table-cell>
          <table:table-cell table:number-columns-repeated="2" office:value-type="float" office:value="0">
            <text:p>0</text:p>
          </table:table-cell>
          <table:table-cell office:value-type="float" office:value="-22.5122262254804">
            <text:p>-22.512226225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465">
            <text:p>9465</text:p>
          </table:table-cell>
          <table:table-cell office:value-type="float" office:value="13988">
            <text:p>13988</text:p>
          </table:table-cell>
          <table:table-cell office:value-type="float" office:value="19806">
            <text:p>19806</text:p>
          </table:table-cell>
          <table:table-cell office:value-type="float" office:value="96.125">
            <text:p>96.125</text:p>
          </table:table-cell>
          <table:table-cell office:value-type="float" office:value="132.625">
            <text:p>132.625</text:p>
          </table:table-cell>
          <table:table-cell office:value-type="float" office:value="-441">
            <text:p>-441</text:p>
          </table:table-cell>
          <table:table-cell office:value-type="float" office:value="0.0101558372952985">
            <text:p>0.0101558373</text:p>
          </table:table-cell>
          <table:table-cell office:value-type="float" office:value="0.00948134114955676">
            <text:p>0.0094813411</text:p>
          </table:table-cell>
          <table:table-cell office:value-type="float" office:value="-0.0222659800060588">
            <text:p>-0.02226598</text:p>
          </table:table-cell>
          <table:table-cell office:value-type="float" office:value="1.03574758695464">
            <text:p>1.035747587</text:p>
          </table:table-cell>
          <table:table-cell office:value-type="float" office:value="1.03336088985024">
            <text:p>1.0333608899</text:p>
          </table:table-cell>
          <table:table-cell office:value-type="float" office:value="0.92304078675543">
            <text:p>0.9230407868</text:p>
          </table:table-cell>
          <table:table-cell table:number-columns-repeated="2" office:value-type="float" office:value="0">
            <text:p>0</text:p>
          </table:table-cell>
          <table:table-cell office:value-type="float" office:value="-30.7824501475485">
            <text:p>-30.782450147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9022">
            <text:p>9022</text:p>
          </table:table-cell>
          <table:table-cell office:value-type="float" office:value="12380">
            <text:p>12380</text:p>
          </table:table-cell>
          <table:table-cell office:value-type="float" office:value="19471">
            <text:p>19471</text:p>
          </table:table-cell>
          <table:table-cell office:value-type="float" office:value="52.625">
            <text:p>52.625</text:p>
          </table:table-cell>
          <table:table-cell office:value-type="float" office:value="92">
            <text:p>92</text:p>
          </table:table-cell>
          <table:table-cell office:value-type="float" office:value="23.375">
            <text:p>23.375</text:p>
          </table:table-cell>
          <table:table-cell office:value-type="float" office:value="0.00583296386610508">
            <text:p>0.0058329639</text:p>
          </table:table-cell>
          <table:table-cell office:value-type="float" office:value="0.0074313408723748">
            <text:p>0.0074313409</text:p>
          </table:table-cell>
          <table:table-cell office:value-type="float" office:value="0.00120050331261877">
            <text:p>0.0012005033</text:p>
          </table:table-cell>
          <table:table-cell office:value-type="float" office:value="1.0204820595276">
            <text:p>1.0204820595</text:p>
          </table:table-cell>
          <table:table-cell office:value-type="float" office:value="1.02611793371455">
            <text:p>1.0261179337</text:p>
          </table:table-cell>
          <table:table-cell office:value-type="float" office:value="1.00420458636224">
            <text:p>1.00420458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8268">
            <text:p>8268</text:p>
          </table:table-cell>
          <table:table-cell office:value-type="float" office:value="12450">
            <text:p>12450</text:p>
          </table:table-cell>
          <table:table-cell office:value-type="float" office:value="19763">
            <text:p>19763</text:p>
          </table:table-cell>
          <table:table-cell office:value-type="float" office:value="-498">
            <text:p>-498</text:p>
          </table:table-cell>
          <table:table-cell office:value-type="float" office:value="228.625">
            <text:p>228.625</text:p>
          </table:table-cell>
          <table:table-cell office:value-type="float" office:value="-402.125">
            <text:p>-402.125</text:p>
          </table:table-cell>
          <table:table-cell office:value-type="float" office:value="-0.0602322206095791">
            <text:p>-0.0602322206</text:p>
          </table:table-cell>
          <table:table-cell office:value-type="float" office:value="0.018363453815261">
            <text:p>0.0183634538</text:p>
          </table:table-cell>
          <table:table-cell office:value-type="float" office:value="-0.0203473662905429">
            <text:p>-0.0203473663</text:p>
          </table:table-cell>
          <table:table-cell office:value-type="float" office:value="0.796297951849613">
            <text:p>0.7962979518</text:p>
          </table:table-cell>
          <table:table-cell office:value-type="float" office:value="1.06493303256802">
            <text:p>1.0649330326</text:p>
          </table:table-cell>
          <table:table-cell office:value-type="float" office:value="0.929595688000424">
            <text:p>0.929595688</text:p>
          </table:table-cell>
          <table:table-cell office:value-type="float" office:value="-11.1577517369585">
            <text:p>-11.157751737</text:p>
          </table:table-cell>
          <table:table-cell office:value-type="float" office:value="0">
            <text:p>0</text:p>
          </table:table-cell>
          <table:table-cell office:value-type="float" office:value="-33.7179343033158">
            <text:p>-33.717934303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7104">
            <text:p>7104</text:p>
          </table:table-cell>
          <table:table-cell office:value-type="float" office:value="13094">
            <text:p>13094</text:p>
          </table:table-cell>
          <table:table-cell office:value-type="float" office:value="19996">
            <text:p>19996</text:p>
          </table:table-cell>
          <table:table-cell office:value-type="float" office:value="-400.75">
            <text:p>-400.75</text:p>
          </table:table-cell>
          <table:table-cell office:value-type="float" office:value="158.25">
            <text:p>158.25</text:p>
          </table:table-cell>
          <table:table-cell office:value-type="float" office:value="-527.25">
            <text:p>-527.25</text:p>
          </table:table-cell>
          <table:table-cell office:value-type="float" office:value="-0.0564118806306306">
            <text:p>-0.0564118806</text:p>
          </table:table-cell>
          <table:table-cell office:value-type="float" office:value="0.0120856881014205">
            <text:p>0.0120856881</text:p>
          </table:table-cell>
          <table:table-cell office:value-type="float" office:value="-0.0263677735547109">
            <text:p>-0.0263677736</text:p>
          </table:table-cell>
          <table:table-cell office:value-type="float" office:value="0.80879572633431">
            <text:p>0.8087957263</text:p>
          </table:table-cell>
          <table:table-cell office:value-type="float" office:value="1.04258619351447">
            <text:p>1.0425861935</text:p>
          </table:table-cell>
          <table:table-cell office:value-type="float" office:value="0.909075501143687">
            <text:p>0.9090755011</text:p>
          </table:table-cell>
          <table:table-cell office:value-type="float" office:value="-11.9373279251035">
            <text:p>-11.9373279251</text:p>
          </table:table-cell>
          <table:table-cell office:value-type="float" office:value="0">
            <text:p>0</text:p>
          </table:table-cell>
          <table:table-cell office:value-type="float" office:value="-25.9395472642819">
            <text:p>-25.939547264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234">
            <text:p>234</text:p>
          </table:table-cell>
          <table:table-cell office:value-type="float" office:value="8336">
            <text:p>8336</text:p>
          </table:table-cell>
          <table:table-cell office:value-type="float" office:value="13504">
            <text:p>13504</text:p>
          </table:table-cell>
          <table:table-cell office:value-type="float" office:value="19288">
            <text:p>19288</text:p>
          </table:table-cell>
          <table:table-cell office:value-type="float" office:value="-359">
            <text:p>-359</text:p>
          </table:table-cell>
          <table:table-cell office:value-type="float" office:value="148.875">
            <text:p>148.875</text:p>
          </table:table-cell>
          <table:table-cell office:value-type="float" office:value="-229.875">
            <text:p>-229.875</text:p>
          </table:table-cell>
          <table:table-cell office:value-type="float" office:value="-0.0430662188099808">
            <text:p>-0.0430662188</text:p>
          </table:table-cell>
          <table:table-cell office:value-type="float" office:value="0.0110245112559242">
            <text:p>0.0110245113</text:p>
          </table:table-cell>
          <table:table-cell office:value-type="float" office:value="-0.0119180319369556">
            <text:p>-0.0119180319</text:p>
          </table:table-cell>
          <table:table-cell office:value-type="float" office:value="0.852903444602142">
            <text:p>0.8529034446</text:p>
          </table:table-cell>
          <table:table-cell office:value-type="float" office:value="1.03882400749866">
            <text:p>1.0388240075</text:p>
          </table:table-cell>
          <table:table-cell office:value-type="float" office:value="0.958565285611746">
            <text:p>0.9585652856</text:p>
          </table:table-cell>
          <table:table-cell office:value-type="float" office:value="-15.7457998823585">
            <text:p>-15.74579988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7120">
            <text:p>7120</text:p>
          </table:table-cell>
          <table:table-cell office:value-type="float" office:value="12716">
            <text:p>12716</text:p>
          </table:table-cell>
          <table:table-cell office:value-type="float" office:value="20618">
            <text:p>20618</text:p>
          </table:table-cell>
          <table:table-cell office:value-type="float" office:value="-209">
            <text:p>-209</text:p>
          </table:table-cell>
          <table:table-cell office:value-type="float" office:value="-158.25">
            <text:p>-158.25</text:p>
          </table:table-cell>
          <table:table-cell office:value-type="float" office:value="1337.5">
            <text:p>1337.5</text:p>
          </table:table-cell>
          <table:table-cell office:value-type="float" office:value="-0.0293539325842697">
            <text:p>-0.0293539326</text:p>
          </table:table-cell>
          <table:table-cell office:value-type="float" office:value="-0.0124449512425291">
            <text:p>-0.0124449512</text:p>
          </table:table-cell>
          <table:table-cell office:value-type="float" office:value="0.0648705015035406">
            <text:p>0.0648705015</text:p>
          </table:table-cell>
          <table:table-cell office:value-type="float" office:value="0.898950076537053">
            <text:p>0.8989500765</text:p>
          </table:table-cell>
          <table:table-cell office:value-type="float" office:value="0.956746229201549">
            <text:p>0.9567462292</text:p>
          </table:table-cell>
          <table:table-cell office:value-type="float" office:value="1.23529479191442">
            <text:p>1.2352947919</text:p>
          </table:table-cell>
          <table:table-cell office:value-type="float" office:value="-23.2651405527034">
            <text:p>-23.2651405527</text:p>
          </table:table-cell>
          <table:table-cell office:value-type="float" office:value="0">
            <text:p>0</text:p>
          </table:table-cell>
          <table:table-cell office:value-type="float" office:value="11.0280338049972">
            <text:p>11.02803380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93">
            <text:p>193</text:p>
          </table:table-cell>
          <table:table-cell office:value-type="float" office:value="7408">
            <text:p>7408</text:p>
          </table:table-cell>
          <table:table-cell office:value-type="float" office:value="12934">
            <text:p>12934</text:p>
          </table:table-cell>
          <table:table-cell office:value-type="float" office:value="20984">
            <text:p>20984</text:p>
          </table:table-cell>
          <table:table-cell office:value-type="float" office:value="44.5">
            <text:p>44.5</text:p>
          </table:table-cell>
          <table:table-cell office:value-type="float" office:value="331.375">
            <text:p>331.375</text:p>
          </table:table-cell>
          <table:table-cell office:value-type="float" office:value="1552.375">
            <text:p>1552.375</text:p>
          </table:table-cell>
          <table:table-cell office:value-type="float" office:value="0.00600701943844492">
            <text:p>0.0060070194</text:p>
          </table:table-cell>
          <table:table-cell office:value-type="float" office:value="0.0256204577083656">
            <text:p>0.0256204577</text:p>
          </table:table-cell>
          <table:table-cell office:value-type="float" office:value="0.0739789839878002">
            <text:p>0.073978984</text:p>
          </table:table-cell>
          <table:table-cell office:value-type="float" office:value="1.02109529322832">
            <text:p>1.0210952932</text:p>
          </table:table-cell>
          <table:table-cell office:value-type="float" office:value="1.09095816137152">
            <text:p>1.0909581614</text:p>
          </table:table-cell>
          <table:table-cell office:value-type="float" office:value="1.26965330849816">
            <text:p>1.2696533085</text:p>
          </table:table-cell>
          <table:table-cell office:value-type="float" office:value="0">
            <text:p>0</text:p>
          </table:table-cell>
          <table:table-cell office:value-type="float" office:value="27.3995540956322">
            <text:p>27.3995540956</text:p>
          </table:table-cell>
          <table:table-cell office:value-type="float" office:value="9.71196615772768">
            <text:p>9.71196615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7104">
            <text:p>7104</text:p>
          </table:table-cell>
          <table:table-cell office:value-type="float" office:value="12578">
            <text:p>12578</text:p>
          </table:table-cell>
          <table:table-cell office:value-type="float" office:value="25864">
            <text:p>25864</text:p>
          </table:table-cell>
          <table:table-cell office:value-type="float" office:value="-400.75">
            <text:p>-400.75</text:p>
          </table:table-cell>
          <table:table-cell office:value-type="float" office:value="-609.375">
            <text:p>-609.375</text:p>
          </table:table-cell>
          <table:table-cell office:value-type="float" office:value="2081.625">
            <text:p>2081.625</text:p>
          </table:table-cell>
          <table:table-cell office:value-type="float" office:value="-0.0564118806306306">
            <text:p>-0.0564118806</text:p>
          </table:table-cell>
          <table:table-cell office:value-type="float" office:value="-0.0484476864366354">
            <text:p>-0.0484476864</text:p>
          </table:table-cell>
          <table:table-cell office:value-type="float" office:value="0.0804834905660377">
            <text:p>0.0804834906</text:p>
          </table:table-cell>
          <table:table-cell office:value-type="float" office:value="0.80879572633431">
            <text:p>0.8087957263</text:p>
          </table:table-cell>
          <table:table-cell office:value-type="float" office:value="0.835033566981059">
            <text:p>0.835033567</text:p>
          </table:table-cell>
          <table:table-cell office:value-type="float" office:value="1.29438829779837">
            <text:p>1.2943882978</text:p>
          </table:table-cell>
          <table:table-cell office:value-type="float" office:value="-11.9373279251035">
            <text:p>-11.9373279251</text:p>
          </table:table-cell>
          <table:table-cell office:value-type="float" office:value="-13.9576845609941">
            <text:p>-13.957684561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7381">
            <text:p>7381</text:p>
          </table:table-cell>
          <table:table-cell office:value-type="float" office:value="13070">
            <text:p>13070</text:p>
          </table:table-cell>
          <table:table-cell office:value-type="float" office:value="28121">
            <text:p>28121</text:p>
          </table:table-cell>
          <table:table-cell office:value-type="float" office:value="-346.625">
            <text:p>-346.625</text:p>
          </table:table-cell>
          <table:table-cell office:value-type="float" office:value="-687.875">
            <text:p>-687.875</text:p>
          </table:table-cell>
          <table:table-cell office:value-type="float" office:value="1174.25">
            <text:p>1174.25</text:p>
          </table:table-cell>
          <table:table-cell office:value-type="float" office:value="-0.0469617937948787">
            <text:p>-0.0469617938</text:p>
          </table:table-cell>
          <table:table-cell office:value-type="float" office:value="-0.0526300688599847">
            <text:p>-0.0526300689</text:p>
          </table:table-cell>
          <table:table-cell office:value-type="float" office:value="0.0417570498915401">
            <text:p>0.0417570499</text:p>
          </table:table-cell>
          <table:table-cell office:value-type="float" office:value="0.839956325467732">
            <text:p>0.8399563255</text:p>
          </table:table-cell>
          <table:table-cell office:value-type="float" office:value="0.821223810320539">
            <text:p>0.8212238103</text:p>
          </table:table-cell>
          <table:table-cell office:value-type="float" office:value="1.14956723100305">
            <text:p>1.149567231</text:p>
          </table:table-cell>
          <table:table-cell office:value-type="float" office:value="-14.4104587079584">
            <text:p>-14.410458708</text:p>
          </table:table-cell>
          <table:table-cell office:value-type="float" office:value="-12.8204779135667">
            <text:p>-12.8204779136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7120">
            <text:p>7120</text:p>
          </table:table-cell>
          <table:table-cell office:value-type="float" office:value="11882">
            <text:p>11882</text:p>
          </table:table-cell>
          <table:table-cell office:value-type="float" office:value="27206">
            <text:p>27206</text:p>
          </table:table-cell>
          <table:table-cell office:value-type="float" office:value="-209">
            <text:p>-209</text:p>
          </table:table-cell>
          <table:table-cell office:value-type="float" office:value="-528">
            <text:p>-528</text:p>
          </table:table-cell>
          <table:table-cell office:value-type="float" office:value="953.125">
            <text:p>953.125</text:p>
          </table:table-cell>
          <table:table-cell office:value-type="float" office:value="-0.0293539325842697">
            <text:p>-0.0293539326</text:p>
          </table:table-cell>
          <table:table-cell office:value-type="float" office:value="-0.0444369634741626">
            <text:p>-0.0444369635</text:p>
          </table:table-cell>
          <table:table-cell office:value-type="float" office:value="0.0350336322869955">
            <text:p>0.0350336323</text:p>
          </table:table-cell>
          <table:table-cell office:value-type="float" office:value="0.898950076537053">
            <text:p>0.8989500765</text:p>
          </table:table-cell>
          <table:table-cell office:value-type="float" office:value="0.848340929537127">
            <text:p>0.8483409295</text:p>
          </table:table-cell>
          <table:table-cell office:value-type="float" office:value="1.12502332957128">
            <text:p>1.1250233296</text:p>
          </table:table-cell>
          <table:table-cell office:value-type="float" office:value="-23.2651405527034">
            <text:p>-23.2651405527</text:p>
          </table:table-cell>
          <table:table-cell office:value-type="float" office:value="-15.2492380627417">
            <text:p>-15.2492380627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7408">
            <text:p>7408</text:p>
          </table:table-cell>
          <table:table-cell office:value-type="float" office:value="12325">
            <text:p>12325</text:p>
          </table:table-cell>
          <table:table-cell office:value-type="float" office:value="27084">
            <text:p>27084</text:p>
          </table:table-cell>
          <table:table-cell office:value-type="float" office:value="44.5">
            <text:p>44.5</text:p>
          </table:table-cell>
          <table:table-cell office:value-type="float" office:value="340">
            <text:p>340</text:p>
          </table:table-cell>
          <table:table-cell office:value-type="float" office:value="1250.5">
            <text:p>1250.5</text:p>
          </table:table-cell>
          <table:table-cell office:value-type="float" office:value="0.00600701943844492">
            <text:p>0.0060070194</text:p>
          </table:table-cell>
          <table:table-cell office:value-type="float" office:value="0.0275862068965517">
            <text:p>0.0275862069</text:p>
          </table:table-cell>
          <table:table-cell office:value-type="float" office:value="0.0461711711711712">
            <text:p>0.0461711712</text:p>
          </table:table-cell>
          <table:table-cell office:value-type="float" office:value="1.02109529322832">
            <text:p>1.0210952932</text:p>
          </table:table-cell>
          <table:table-cell office:value-type="float" office:value="1.09804328180737">
            <text:p>1.0980432818</text:p>
          </table:table-cell>
          <table:table-cell office:value-type="float" office:value="1.16577738211184">
            <text:p>1.1657773821</text:p>
          </table:table-cell>
          <table:table-cell office:value-type="float" office:value="0">
            <text:p>0</text:p>
          </table:table-cell>
          <table:table-cell office:value-type="float" office:value="25.4715870456707">
            <text:p>25.4715870457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1">
            <text:p>291</text:p>
          </table:table-cell>
          <table:table-cell office:value-type="float" office:value="6156">
            <text:p>6156</text:p>
          </table:table-cell>
          <table:table-cell office:value-type="float" office:value="11684">
            <text:p>11684</text:p>
          </table:table-cell>
          <table:table-cell office:value-type="float" office:value="31781">
            <text:p>31781</text:p>
          </table:table-cell>
          <table:table-cell office:value-type="float" office:value="-412">
            <text:p>-412</text:p>
          </table:table-cell>
          <table:table-cell office:value-type="float" office:value="198.375">
            <text:p>198.375</text:p>
          </table:table-cell>
          <table:table-cell office:value-type="float" office:value="625.25">
            <text:p>625.25</text:p>
          </table:table-cell>
          <table:table-cell office:value-type="float" office:value="-0.0669265756985055">
            <text:p>-0.0669265757</text:p>
          </table:table-cell>
          <table:table-cell office:value-type="float" office:value="0.0169783464566929">
            <text:p>0.0169783465</text:p>
          </table:table-cell>
          <table:table-cell office:value-type="float" office:value="0.0196737044145873">
            <text:p>0.0196737044</text:p>
          </table:table-cell>
          <table:table-cell office:value-type="float" office:value="0.774536151463297">
            <text:p>0.7745361515</text:p>
          </table:table-cell>
          <table:table-cell office:value-type="float" office:value="1.0599892105253">
            <text:p>1.0599892105</text:p>
          </table:table-cell>
          <table:table-cell office:value-type="float" office:value="1.06961659255603">
            <text:p>1.0696165926</text:p>
          </table:table-cell>
          <table:table-cell office:value-type="float" office:value="-10.0062556603663">
            <text:p>-10.00625566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6120">
            <text:p>6120</text:p>
          </table:table-cell>
          <table:table-cell office:value-type="float" office:value="11570">
            <text:p>11570</text:p>
          </table:table-cell>
          <table:table-cell office:value-type="float" office:value="27302">
            <text:p>27302</text:p>
          </table:table-cell>
          <table:table-cell office:value-type="float" office:value="-398.125">
            <text:p>-398.125</text:p>
          </table:table-cell>
          <table:table-cell office:value-type="float" office:value="-705">
            <text:p>-705</text:p>
          </table:table-cell>
          <table:table-cell office:value-type="float" office:value="977.5">
            <text:p>977.5</text:p>
          </table:table-cell>
          <table:table-cell office:value-type="float" office:value="-0.0650531045751634">
            <text:p>-0.0650531046</text:p>
          </table:table-cell>
          <table:table-cell office:value-type="float" office:value="-0.060933448573898">
            <text:p>-0.0609334486</text:p>
          </table:table-cell>
          <table:table-cell office:value-type="float" office:value="0.0358032378580324">
            <text:p>0.0358032379</text:p>
          </table:table-cell>
          <table:table-cell office:value-type="float" office:value="0.780608670560068">
            <text:p>0.7806086706</text:p>
          </table:table-cell>
          <table:table-cell office:value-type="float" office:value="0.794010184895368">
            <text:p>0.7940101849</text:p>
          </table:table-cell>
          <table:table-cell office:value-type="float" office:value="1.12782380131171">
            <text:p>1.1278238013</text:p>
          </table:table-cell>
          <table:table-cell office:value-type="float" office:value="-10.3046389250198">
            <text:p>-10.304638925</text:p>
          </table:table-cell>
          <table:table-cell office:value-type="float" office:value="-11.0252744583706">
            <text:p>-11.0252744584</text:p>
          </table:table-cell>
          <table:table-cell office:value-type="float" office:value="19.7044438387584">
            <text:p>19.7044438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6216">
            <text:p>6216</text:p>
          </table:table-cell>
          <table:table-cell office:value-type="float" office:value="11627">
            <text:p>11627</text:p>
          </table:table-cell>
          <table:table-cell office:value-type="float" office:value="28798">
            <text:p>28798</text:p>
          </table:table-cell>
          <table:table-cell office:value-type="float" office:value="-207.625">
            <text:p>-207.625</text:p>
          </table:table-cell>
          <table:table-cell office:value-type="float" office:value="-279.875">
            <text:p>-279.875</text:p>
          </table:table-cell>
          <table:table-cell office:value-type="float" office:value="1258">
            <text:p>1258</text:p>
          </table:table-cell>
          <table:table-cell office:value-type="float" office:value="-0.0334017052767053">
            <text:p>-0.0334017053</text:p>
          </table:table-cell>
          <table:table-cell office:value-type="float" office:value="-0.0240711275479487">
            <text:p>-0.0240711275</text:p>
          </table:table-cell>
          <table:table-cell office:value-type="float" office:value="0.0436835891381346">
            <text:p>0.0436835891</text:p>
          </table:table-cell>
          <table:table-cell office:value-type="float" office:value="0.8852807524057">
            <text:p>0.8852807524</text:p>
          </table:table-cell>
          <table:table-cell office:value-type="float" office:value="0.916886715177782">
            <text:p>0.9168867152</text:p>
          </table:table-cell>
          <table:table-cell office:value-type="float" office:value="1.15663274366505">
            <text:p>1.1566327437</text:p>
          </table:table-cell>
          <table:table-cell office:value-type="float" office:value="-20.4033142186326">
            <text:p>-20.4033142186</text:p>
          </table:table-cell>
          <table:table-cell office:value-type="float" office:value="-28.4478109500381">
            <text:p>-28.44781095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6588">
            <text:p>6588</text:p>
          </table:table-cell>
          <table:table-cell office:value-type="float" office:value="12397">
            <text:p>12397</text:p>
          </table:table-cell>
          <table:table-cell office:value-type="float" office:value="31280">
            <text:p>31280</text:p>
          </table:table-cell>
          <table:table-cell office:value-type="float" office:value="-18.25">
            <text:p>-18.25</text:p>
          </table:table-cell>
          <table:table-cell office:value-type="float" office:value="247.25">
            <text:p>247.25</text:p>
          </table:table-cell>
          <table:table-cell office:value-type="float" office:value="1143.25">
            <text:p>1143.25</text:p>
          </table:table-cell>
          <table:table-cell office:value-type="float" office:value="-0.00277018822100789">
            <text:p>-0.0027701882</text:p>
          </table:table-cell>
          <table:table-cell office:value-type="float" office:value="0.0199443413729128">
            <text:p>0.0199443414</text:p>
          </table:table-cell>
          <table:table-cell office:value-type="float" office:value="0.0365489130434783">
            <text:p>0.036548913</text:p>
          </table:table-cell>
          <table:table-cell office:value-type="float" office:value="0.990319382154321">
            <text:p>0.9903193822</text:p>
          </table:table-cell>
          <table:table-cell office:value-type="float" office:value="1.07058483724068">
            <text:p>1.0705848372</text:p>
          </table:table-cell>
          <table:table-cell office:value-type="float" office:value="1.13053940881971">
            <text:p>1.1305394088</text:p>
          </table:table-cell>
          <table:table-cell table:number-columns-repeated="2" office:value-type="float" office:value="0">
            <text:p>0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7008">
            <text:p>7008</text:p>
          </table:table-cell>
          <table:table-cell office:value-type="float" office:value="12312">
            <text:p>12312</text:p>
          </table:table-cell>
          <table:table-cell office:value-type="float" office:value="32096">
            <text:p>32096</text:p>
          </table:table-cell>
          <table:table-cell office:value-type="float" office:value="154.5">
            <text:p>154.5</text:p>
          </table:table-cell>
          <table:table-cell office:value-type="float" office:value="228">
            <text:p>228</text:p>
          </table:table-cell>
          <table:table-cell office:value-type="float" office:value="769.25">
            <text:p>769.25</text:p>
          </table:table-cell>
          <table:table-cell office:value-type="float" office:value="0.0220462328767123">
            <text:p>0.0220462329</text:p>
          </table:table-cell>
          <table:table-cell office:value-type="float" office:value="0.0185185185185185">
            <text:p>0.0185185185</text:p>
          </table:table-cell>
          <table:table-cell office:value-type="float" office:value="0.0239671610169492">
            <text:p>0.023967161</text:p>
          </table:table-cell>
          <table:table-cell office:value-type="float" office:value="1.07811444638124">
            <text:p>1.0781144464</text:p>
          </table:table-cell>
          <table:table-cell office:value-type="float" office:value="1.06548696844993">
            <text:p>1.0654869684</text:p>
          </table:table-cell>
          <table:table-cell office:value-type="float" office:value="1.08501093618146">
            <text:p>1.0850109362</text:p>
          </table:table-cell>
          <table:table-cell office:value-type="float" office:value="31.7859317376938">
            <text:p>31.7859317377</text:p>
          </table:table-cell>
          <table:table-cell office:value-type="float" office:value="0">
            <text:p>0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6948">
            <text:p>6948</text:p>
          </table:table-cell>
          <table:table-cell office:value-type="float" office:value="12240">
            <text:p>12240</text:p>
          </table:table-cell>
          <table:table-cell office:value-type="float" office:value="32368">
            <text:p>32368</text:p>
          </table:table-cell>
          <table:table-cell office:value-type="float" office:value="90">
            <text:p>90</text:p>
          </table:table-cell>
          <table:table-cell office:value-type="float" office:value="219">
            <text:p>219</text:p>
          </table:table-cell>
          <table:table-cell office:value-type="float" office:value="1079.5">
            <text:p>1079.5</text:p>
          </table:table-cell>
          <table:table-cell office:value-type="float" office:value="0.0129533678756477">
            <text:p>0.0129533679</text:p>
          </table:table-cell>
          <table:table-cell office:value-type="float" office:value="0.0178921568627451">
            <text:p>0.0178921569</text:p>
          </table:table-cell>
          <table:table-cell office:value-type="float" office:value="0.0333508403361345">
            <text:p>0.0333508403</text:p>
          </table:table-cell>
          <table:table-cell office:value-type="float" office:value="1.04566565545384">
            <text:p>1.0456656555</text:p>
          </table:table-cell>
          <table:table-cell office:value-type="float" office:value="1.06325000240292">
            <text:p>1.0632500024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7200">
            <text:p>7200</text:p>
          </table:table-cell>
          <table:table-cell office:value-type="float" office:value="13050">
            <text:p>13050</text:p>
          </table:table-cell>
          <table:table-cell office:value-type="float" office:value="34782">
            <text:p>34782</text:p>
          </table:table-cell>
          <table:table-cell office:value-type="float" office:value="75">
            <text:p>75</text:p>
          </table:table-cell>
          <table:table-cell office:value-type="float" office:value="360">
            <text:p>360</text:p>
          </table:table-cell>
          <table:table-cell office:value-type="float" office:value="1096.5">
            <text:p>1096.5</text:p>
          </table:table-cell>
          <table:table-cell office:value-type="float" office:value="0.0104166666666667">
            <text:p>0.0104166667</text:p>
          </table:table-cell>
          <table:table-cell office:value-type="float" office:value="0.0275862068965517">
            <text:p>0.0275862069</text:p>
          </table:table-cell>
          <table:table-cell office:value-type="float" office:value="0.031524926686217">
            <text:p>0.0315249267</text:p>
          </table:table-cell>
          <table:table-cell office:value-type="float" office:value="1.03667100694444">
            <text:p>1.0366710069</text:p>
          </table:table-cell>
          <table:table-cell office:value-type="float" office:value="1.09804328180737">
            <text:p>1.0980432818</text:p>
          </table:table-cell>
          <table:table-cell office:value-type="float" office:value="1.1122851325668">
            <text:p>1.1122851326</text:p>
          </table:table-cell>
          <table:table-cell office:value-type="float" office:value="0">
            <text:p>0</text:p>
          </table:table-cell>
          <table:table-cell office:value-type="float" office:value="25.4715870456707">
            <text:p>25.4715870457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7788">
            <text:p>7788</text:p>
          </table:table-cell>
          <table:table-cell office:value-type="float" office:value="13305">
            <text:p>13305</text:p>
          </table:table-cell>
          <table:table-cell office:value-type="float" office:value="34612">
            <text:p>34612</text:p>
          </table:table-cell>
          <table:table-cell office:value-type="float" office:value="21">
            <text:p>21</text:p>
          </table:table-cell>
          <table:table-cell office:value-type="float" office:value="99.375">
            <text:p>99.375</text:p>
          </table:table-cell>
          <table:table-cell office:value-type="float" office:value="994.5">
            <text:p>994.5</text:p>
          </table:table-cell>
          <table:table-cell office:value-type="float" office:value="0.00269645608628659">
            <text:p>0.0026964561</text:p>
          </table:table-cell>
          <table:table-cell office:value-type="float" office:value="0.00746899661781285">
            <text:p>0.0074689966</text:p>
          </table:table-cell>
          <table:table-cell office:value-type="float" office:value="0.0287328094302554">
            <text:p>0.0287328094</text:p>
          </table:table-cell>
          <table:table-cell office:value-type="float" office:value="1.00945184721784">
            <text:p>1.0094518472</text:p>
          </table:table-cell>
          <table:table-cell office:value-type="float" office:value="1.02625082854688">
            <text:p>1.0262508285</text:p>
          </table:table-cell>
          <table:table-cell office:value-type="float" office:value="1.10218295870789">
            <text:p>1.1021829587</text:p>
          </table:table-cell>
          <table:table-cell table:number-columns-repeated="2"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7392">
            <text:p>7392</text:p>
          </table:table-cell>
          <table:table-cell office:value-type="float" office:value="13685">
            <text:p>13685</text:p>
          </table:table-cell>
          <table:table-cell office:value-type="float" office:value="35122">
            <text:p>35122</text:p>
          </table:table-cell>
          <table:table-cell office:value-type="float" office:value="-50.75">
            <text:p>-50.75</text:p>
          </table:table-cell>
          <table:table-cell office:value-type="float" office:value="323">
            <text:p>323</text:p>
          </table:table-cell>
          <table:table-cell office:value-type="float" office:value="930.75">
            <text:p>930.75</text:p>
          </table:table-cell>
          <table:table-cell office:value-type="float" office:value="-0.0068655303030303">
            <text:p>-0.0068655303</text:p>
          </table:table-cell>
          <table:table-cell office:value-type="float" office:value="0.0236024844720497">
            <text:p>0.0236024845</text:p>
          </table:table-cell>
          <table:table-cell office:value-type="float" office:value="0.0265004840271055">
            <text:p>0.026500484</text:p>
          </table:table-cell>
          <table:table-cell office:value-type="float" office:value="0.976063029531824">
            <text:p>0.9760630295</text:p>
          </table:table-cell>
          <table:table-cell office:value-type="float" office:value="1.08370056710775">
            <text:p>1.0837005671</text:p>
          </table:table-cell>
          <table:table-cell office:value-type="float" office:value="1.09412815437606">
            <text:p>1.0941281544</text:p>
          </table:table-cell>
          <table:table-cell office:value-type="float" office:value="0">
            <text:p>0</text:p>
          </table:table-cell>
          <table:table-cell office:value-type="float" office:value="29.7127777072065">
            <text:p>29.7127777072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6840">
            <text:p>6840</text:p>
          </table:table-cell>
          <table:table-cell office:value-type="float" office:value="13680">
            <text:p>13680</text:p>
          </table:table-cell>
          <table:table-cell office:value-type="float" office:value="35938">
            <text:p>35938</text:p>
          </table:table-cell>
          <table:table-cell office:value-type="float" office:value="62">
            <text:p>62</text:p>
          </table:table-cell>
          <table:table-cell office:value-type="float" office:value="123.875">
            <text:p>123.875</text:p>
          </table:table-cell>
          <table:table-cell office:value-type="float" office:value="1049.75">
            <text:p>1049.75</text:p>
          </table:table-cell>
          <table:table-cell office:value-type="float" office:value="0.00906432748538012">
            <text:p>0.0090643275</text:p>
          </table:table-cell>
          <table:table-cell office:value-type="float" office:value="0.00905519005847953">
            <text:p>0.0090551901</text:p>
          </table:table-cell>
          <table:table-cell office:value-type="float" office:value="0.0292100283822138">
            <text:p>0.0292100284</text:p>
          </table:table-cell>
          <table:table-cell office:value-type="float" office:value="1.03188618378304">
            <text:p>1.0318861838</text:p>
          </table:table-cell>
          <table:table-cell office:value-type="float" office:value="1.03185387827999">
            <text:p>1.0318538783</text:p>
          </table:table-cell>
          <table:table-cell office:value-type="float" office:value="1.1039074218236">
            <text:p>1.1039074218</text:p>
          </table:table-cell>
          <table:table-cell table:number-columns-repeated="2"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6816">
            <text:p>6816</text:p>
          </table:table-cell>
          <table:table-cell office:value-type="float" office:value="13800">
            <text:p>13800</text:p>
          </table:table-cell>
          <table:table-cell office:value-type="float" office:value="37570">
            <text:p>37570</text:p>
          </table:table-cell>
          <table:table-cell office:value-type="float" office:value="166.875">
            <text:p>166.875</text:p>
          </table:table-cell>
          <table:table-cell office:value-type="float" office:value="143.75">
            <text:p>143.75</text:p>
          </table:table-cell>
          <table:table-cell office:value-type="float" office:value="1011.5">
            <text:p>1011.5</text:p>
          </table:table-cell>
          <table:table-cell office:value-type="float" office:value="0.0244828345070423">
            <text:p>0.0244828345</text:p>
          </table:table-cell>
          <table:table-cell office:value-type="float" office:value="0.0104166666666667">
            <text:p>0.0104166667</text:p>
          </table:table-cell>
          <table:table-cell office:value-type="float" office:value="0.0269230769230769">
            <text:p>0.0269230769</text:p>
          </table:table-cell>
          <table:table-cell office:value-type="float" office:value="1.08686476277823">
            <text:p>1.0868647628</text:p>
          </table:table-cell>
          <table:table-cell office:value-type="float" office:value="1.03667100694444">
            <text:p>1.0366710069</text:p>
          </table:table-cell>
          <table:table-cell office:value-type="float" office:value="1.09565147928994">
            <text:p>1.0956514793</text:p>
          </table:table-cell>
          <table:table-cell office:value-type="float" office:value="28.6567341031922">
            <text:p>28.6567341032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6756">
            <text:p>6756</text:p>
          </table:table-cell>
          <table:table-cell office:value-type="float" office:value="14490">
            <text:p>14490</text:p>
          </table:table-cell>
          <table:table-cell office:value-type="float" office:value="39236">
            <text:p>39236</text:p>
          </table:table-cell>
          <table:table-cell office:value-type="float" office:value="12.875">
            <text:p>12.875</text:p>
          </table:table-cell>
          <table:table-cell office:value-type="float" office:value="342">
            <text:p>342</text:p>
          </table:table-cell>
          <table:table-cell office:value-type="float" office:value="952">
            <text:p>952</text:p>
          </table:table-cell>
          <table:table-cell office:value-type="float" office:value="0.00190571343990527">
            <text:p>0.0019057134</text:p>
          </table:table-cell>
          <table:table-cell office:value-type="float" office:value="0.0236024844720497">
            <text:p>0.0236024845</text:p>
          </table:table-cell>
          <table:table-cell office:value-type="float" office:value="0.024263431542461">
            <text:p>0.0242634315</text:p>
          </table:table-cell>
          <table:table-cell office:value-type="float" office:value="1.00667711525735">
            <text:p>1.0066771153</text:p>
          </table:table-cell>
          <table:table-cell office:value-type="float" office:value="1.08370056710775">
            <text:p>1.0837005671</text:p>
          </table:table-cell>
          <table:table-cell office:value-type="float" office:value="1.08607589005464">
            <text:p>1.0860758901</text:p>
          </table:table-cell>
          <table:table-cell office:value-type="float" office:value="0">
            <text:p>0</text:p>
          </table:table-cell>
          <table:table-cell office:value-type="float" office:value="29.7127777072065">
            <text:p>29.7127777072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6602">
            <text:p>6602</text:p>
          </table:table-cell>
          <table:table-cell office:value-type="float" office:value="14168">
            <text:p>14168</text:p>
          </table:table-cell>
          <table:table-cell office:value-type="float" office:value="39542">
            <text:p>39542</text:p>
          </table:table-cell>
          <table:table-cell office:value-type="float" office:value="-58.625">
            <text:p>-58.625</text:p>
          </table:table-cell>
          <table:table-cell office:value-type="float" office:value="-61.75">
            <text:p>-61.75</text:p>
          </table:table-cell>
          <table:table-cell office:value-type="float" office:value="748">
            <text:p>748</text:p>
          </table:table-cell>
          <table:table-cell office:value-type="float" office:value="-0.00887988488336868">
            <text:p>-0.0088798849</text:p>
          </table:table-cell>
          <table:table-cell office:value-type="float" office:value="-0.00435841332580463">
            <text:p>-0.0043584133</text:p>
          </table:table-cell>
          <table:table-cell office:value-type="float" office:value="0.0189165950128977">
            <text:p>0.018916595</text:p>
          </table:table-cell>
          <table:table-cell office:value-type="float" office:value="0.969074953525072">
            <text:p>0.9690749535</text:p>
          </table:table-cell>
          <table:table-cell office:value-type="float" office:value="0.984782785062452">
            <text:p>0.9847827851</text:p>
          </table:table-cell>
          <table:table-cell office:value-type="float" office:value="1.06690944417623">
            <text:p>1.06690944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7444">
            <text:p>7444</text:p>
          </table:table-cell>
          <table:table-cell office:value-type="float" office:value="14653">
            <text:p>14653</text:p>
          </table:table-cell>
          <table:table-cell office:value-type="float" office:value="40766">
            <text:p>40766</text:p>
          </table:table-cell>
          <table:table-cell office:value-type="float" office:value="-36.125">
            <text:p>-36.125</text:p>
          </table:table-cell>
          <table:table-cell office:value-type="float" office:value="-50.25">
            <text:p>-50.25</text:p>
          </table:table-cell>
          <table:table-cell office:value-type="float" office:value="688.5">
            <text:p>688.5</text:p>
          </table:table-cell>
          <table:table-cell office:value-type="float" office:value="-0.00485290166577109">
            <text:p>-0.0048529017</text:p>
          </table:table-cell>
          <table:table-cell office:value-type="float" office:value="-0.00342933187743124">
            <text:p>-0.0034293319</text:p>
          </table:table-cell>
          <table:table-cell office:value-type="float" office:value="0.0168890742285238">
            <text:p>0.0168890742</text:p>
          </table:table-cell>
          <table:table-cell office:value-type="float" office:value="0.983061003452773">
            <text:p>0.9830610035</text:p>
          </table:table-cell>
          <table:table-cell office:value-type="float" office:value="0.988020388650557">
            <text:p>0.9880203887</text:p>
          </table:table-cell>
          <table:table-cell office:value-type="float" office:value="1.05967083182329">
            <text:p>1.0596708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8520">
            <text:p>8520</text:p>
          </table:table-cell>
          <table:table-cell office:value-type="float" office:value="15417">
            <text:p>15417</text:p>
          </table:table-cell>
          <table:table-cell office:value-type="float" office:value="42874">
            <text:p>42874</text:p>
          </table:table-cell>
          <table:table-cell office:value-type="float" office:value="-221.375">
            <text:p>-221.375</text:p>
          </table:table-cell>
          <table:table-cell office:value-type="float" office:value="-200.25">
            <text:p>-200.25</text:p>
          </table:table-cell>
          <table:table-cell office:value-type="float" office:value="510">
            <text:p>510</text:p>
          </table:table-cell>
          <table:table-cell office:value-type="float" office:value="-0.0259829812206573">
            <text:p>-0.0259829812</text:p>
          </table:table-cell>
          <table:table-cell office:value-type="float" office:value="-0.0129889083479276">
            <text:p>-0.0129889083</text:p>
          </table:table-cell>
          <table:table-cell office:value-type="float" office:value="0.0118953211736717">
            <text:p>0.0118953212</text:p>
          </table:table-cell>
          <table:table-cell office:value-type="float" office:value="0.910382791741401">
            <text:p>0.9103827917</text:p>
          </table:table-cell>
          <table:table-cell office:value-type="float" office:value="0.954869495792792">
            <text:p>0.9548694958</text:p>
          </table:table-cell>
          <table:table-cell office:value-type="float" office:value="1.04191096149287">
            <text:p>1.0419109615</text:p>
          </table:table-cell>
          <table:table-cell office:value-type="float" office:value="-26.3288745952708">
            <text:p>-26.32887459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7891">
            <text:p>7891</text:p>
          </table:table-cell>
          <table:table-cell office:value-type="float" office:value="15201">
            <text:p>15201</text:p>
          </table:table-cell>
          <table:table-cell office:value-type="float" office:value="42228">
            <text:p>42228</text:p>
          </table:table-cell>
          <table:table-cell office:value-type="float" office:value="-295.875">
            <text:p>-295.875</text:p>
          </table:table-cell>
          <table:table-cell office:value-type="float" office:value="-986.75">
            <text:p>-986.75</text:p>
          </table:table-cell>
          <table:table-cell office:value-type="float" office:value="-184.5">
            <text:p>-184.5</text:p>
          </table:table-cell>
          <table:table-cell office:value-type="float" office:value="-0.037495247750602">
            <text:p>-0.0374952478</text:p>
          </table:table-cell>
          <table:table-cell office:value-type="float" office:value="-0.064913492533386">
            <text:p>-0.0649134925</text:p>
          </table:table-cell>
          <table:table-cell office:value-type="float" office:value="-0.0043691389599318">
            <text:p>-0.004369139</text:p>
          </table:table-cell>
          <table:table-cell office:value-type="float" office:value="0.871522184336496">
            <text:p>0.8715221843</text:p>
          </table:table-cell>
          <table:table-cell office:value-type="float" office:value="0.781061748698398">
            <text:p>0.7810617487</text:p>
          </table:table-cell>
          <table:table-cell office:value-type="float" office:value="0.984745428815731">
            <text:p>0.9847454288</text:p>
          </table:table-cell>
          <table:table-cell office:value-type="float" office:value="-18.137486522517">
            <text:p>-18.1374865225</text:p>
          </table:table-cell>
          <table:table-cell office:value-type="float" office:value="-10.3275638920122">
            <text:p>-10.327563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6923">
            <text:p>6923</text:p>
          </table:table-cell>
          <table:table-cell office:value-type="float" office:value="13846">
            <text:p>13846</text:p>
          </table:table-cell>
          <table:table-cell office:value-type="float" office:value="41106">
            <text:p>41106</text:p>
          </table:table-cell>
          <table:table-cell office:value-type="float" office:value="-228.625">
            <text:p>-228.625</text:p>
          </table:table-cell>
          <table:table-cell office:value-type="float" office:value="-457.375">
            <text:p>-457.375</text:p>
          </table:table-cell>
          <table:table-cell office:value-type="float" office:value="189.875">
            <text:p>189.875</text:p>
          </table:table-cell>
          <table:table-cell office:value-type="float" office:value="-0.0330239780442005">
            <text:p>-0.033023978</text:p>
          </table:table-cell>
          <table:table-cell office:value-type="float" office:value="-0.033033005922288">
            <text:p>-0.0330330059</text:p>
          </table:table-cell>
          <table:table-cell office:value-type="float" office:value="0.00461915535444947">
            <text:p>0.0046191554</text:p>
          </table:table-cell>
          <table:table-cell office:value-type="float" office:value="0.886553619771991">
            <text:p>0.8865536198</text:p>
          </table:table-cell>
          <table:table-cell office:value-type="float" office:value="0.886523191053305">
            <text:p>0.8865231911</text:p>
          </table:table-cell>
          <table:table-cell office:value-type="float" office:value="1.0162088634691">
            <text:p>1.0162088635</text:p>
          </table:table-cell>
          <table:table-cell office:value-type="float" office:value="-20.6406958003573">
            <text:p>-20.6406958004</text:p>
          </table:table-cell>
          <table:table-cell office:value-type="float" office:value="-20.6349589372184">
            <text:p>-20.63495893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6551">
            <text:p>6551</text:p>
          </table:table-cell>
          <table:table-cell office:value-type="float" office:value="13102">
            <text:p>13102</text:p>
          </table:table-cell>
          <table:table-cell office:value-type="float" office:value="41446">
            <text:p>41446</text:p>
          </table:table-cell>
          <table:table-cell office:value-type="float" office:value="-307.25">
            <text:p>-307.25</text:p>
          </table:table-cell>
          <table:table-cell office:value-type="float" office:value="-605">
            <text:p>-605</text:p>
          </table:table-cell>
          <table:table-cell office:value-type="float" office:value="266.625">
            <text:p>266.625</text:p>
          </table:table-cell>
          <table:table-cell office:value-type="float" office:value="-0.04690123645245">
            <text:p>-0.0469012365</text:p>
          </table:table-cell>
          <table:table-cell office:value-type="float" office:value="-0.0461761563120134">
            <text:p>-0.0461761563</text:p>
          </table:table-cell>
          <table:table-cell office:value-type="float" office:value="0.00643306953626405">
            <text:p>0.0064330695</text:p>
          </table:table-cell>
          <table:table-cell office:value-type="float" office:value="0.840157135338731">
            <text:p>0.8401571353</text:p>
          </table:table-cell>
          <table:table-cell office:value-type="float" office:value="0.842562638234986">
            <text:p>0.8425626382</text:p>
          </table:table-cell>
          <table:table-cell office:value-type="float" office:value="1.02259685676889">
            <text:p>1.0225968568</text:p>
          </table:table-cell>
          <table:table-cell office:value-type="float" office:value="-14.4295197623476">
            <text:p>-14.4295197623</text:p>
          </table:table-cell>
          <table:table-cell office:value-type="float" office:value="-14.6616285526671">
            <text:p>-14.6616285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5931">
            <text:p>5931</text:p>
          </table:table-cell>
          <table:table-cell office:value-type="float" office:value="12250">
            <text:p>12250</text:p>
          </table:table-cell>
          <table:table-cell office:value-type="float" office:value="41650">
            <text:p>41650</text:p>
          </table:table-cell>
          <table:table-cell office:value-type="float" office:value="-507">
            <text:p>-507</text:p>
          </table:table-cell>
          <table:table-cell office:value-type="float" office:value="1">
            <text:p>1</text:p>
          </table:table-cell>
          <table:table-cell office:value-type="float" office:value="3.57142857142857">
            <text:p>3.5714285714</text:p>
          </table:table-cell>
          <table:table-cell office:value-type="float" office:value="-0.0854830551340415">
            <text:p>-0.0854830551</text:p>
          </table:table-cell>
          <table:table-cell table:style-name="ce17" office:value-type="float" office:value="0.0000816326530612245">
            <text:p>8.16E-005</text:p>
          </table:table-cell>
          <table:table-cell table:style-name="ce17" office:value-type="float" office:value="0.0000857485851483451">
            <text:p>8.57E-005</text:p>
          </table:table-cell>
          <table:table-cell office:value-type="float" office:value="0.715131718352352">
            <text:p>0.7151317184</text:p>
          </table:table-cell>
          <table:table-cell office:value-type="float" office:value="1.00028572734694">
            <text:p>1.0002857273</text:p>
          </table:table-cell>
          <table:table-cell office:value-type="float" office:value="1.00030013445955">
            <text:p>1.0003001345</text:p>
          </table:table-cell>
          <table:table-cell office:value-type="float" office:value="-7.75685707574407">
            <text:p>-7.75685707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4389">
            <text:p>4389</text:p>
          </table:table-cell>
          <table:table-cell office:value-type="float" office:value="10022">
            <text:p>10022</text:p>
          </table:table-cell>
          <table:table-cell office:value-type="float" office:value="37760">
            <text:p>37760</text:p>
          </table:table-cell>
          <table:table-cell office:value-type="float" office:value="-484.166666666667">
            <text:p>-484.1666666667</text:p>
          </table:table-cell>
          <table:table-cell office:value-type="float" office:value="0">
            <text:p>0</text:p>
          </table:table-cell>
          <table:table-cell office:value-type="float" office:value="111.833333333333">
            <text:p>111.8333333333</text:p>
          </table:table-cell>
          <table:table-cell office:value-type="float" office:value="-0.110313662945242">
            <text:p>-0.1103136629</text:p>
          </table:table-cell>
          <table:table-cell office:value-type="float" office:value="0">
            <text:p>0</text:p>
          </table:table-cell>
          <table:table-cell office:value-type="float" office:value="0.00296168785310734">
            <text:p>0.0029616879</text:p>
          </table:table-cell>
          <table:table-cell office:value-type="float" office:value="0.63775362398715">
            <text:p>0.637753624</text:p>
          </table:table-cell>
          <table:table-cell office:value-type="float" office:value="0.81">
            <text:p>0.81</text:p>
          </table:table-cell>
          <table:table-cell office:value-type="float" office:value="1.01038309981196">
            <text:p>1.0103830998</text:p>
          </table:table-cell>
          <table:table-cell office:value-type="float" office:value="-5.93009727629914">
            <text:p>-5.93009727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4773">
            <text:p>4773</text:p>
          </table:table-cell>
          <table:table-cell office:value-type="float" office:value="10647">
            <text:p>10647</text:p>
          </table:table-cell>
          <table:table-cell office:value-type="float" office:value="41061">
            <text:p>41061</text:p>
          </table:table-cell>
          <table:table-cell office:value-type="float" office:value="-387.4">
            <text:p>-387.4</text:p>
          </table:table-cell>
          <table:table-cell office:value-type="float" office:value="-1199.25">
            <text:p>-1199.25</text:p>
          </table:table-cell>
          <table:table-cell office:value-type="float" office:value="358.6">
            <text:p>358.6</text:p>
          </table:table-cell>
          <table:table-cell office:value-type="float" office:value="-0.0811648858160486">
            <text:p>-0.0811648858</text:p>
          </table:table-cell>
          <table:table-cell office:value-type="float" office:value="-0.112637362637363">
            <text:p>-0.1126373626</text:p>
          </table:table-cell>
          <table:table-cell office:value-type="float" office:value="0.00873334794573927">
            <text:p>0.0087333479</text:p>
          </table:table-cell>
          <table:table-cell office:value-type="float" office:value="0.728834867475313">
            <text:p>0.7288348675</text:p>
          </table:table-cell>
          <table:table-cell office:value-type="float" office:value="0.630636094674556">
            <text:p>0.6306360947</text:p>
          </table:table-cell>
          <table:table-cell office:value-type="float" office:value="1.03071620968812">
            <text:p>1.0307162097</text:p>
          </table:table-cell>
          <table:table-cell office:value-type="float" office:value="-8.18852586470951">
            <text:p>-8.1885258647</text:p>
          </table:table-cell>
          <table:table-cell office:value-type="float" office:value="-5.8003198532575">
            <text:p>-5.8003198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4233">
            <text:p>4233</text:p>
          </table:table-cell>
          <table:table-cell office:value-type="float" office:value="10221">
            <text:p>10221</text:p>
          </table:table-cell>
          <table:table-cell office:value-type="float" office:value="42899">
            <text:p>42899</text:p>
          </table:table-cell>
          <table:table-cell table:number-columns-repeated="2" office:value-type="float" office:value="0">
            <text:p>0</text:p>
          </table:table-cell>
          <table:table-cell office:value-type="float" office:value="363.25">
            <text:p>363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46756334646495">
            <text:p>0.0084675633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2977700298552">
            <text:p>1.029777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3754">
            <text:p>3754</text:p>
          </table:table-cell>
          <table:table-cell office:value-type="float" office:value="9430">
            <text:p>9430</text:p>
          </table:table-cell>
          <table:table-cell office:value-type="float" office:value="43188">
            <text:p>43188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5">
            <text:p>5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3329">
            <text:p>3329</text:p>
          </table:table-cell>
          <table:table-cell office:value-type="float" office:value="8836">
            <text:p>8836</text:p>
          </table:table-cell>
          <table:table-cell office:value-type="float" office:value="43480">
            <text:p>43480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3.75">
            <text:p>93.75</text:p>
          </table:table-cell>
          <table:table-cell office:value-type="float" office:value="7436">
            <text:p>7436</text:p>
          </table:table-cell>
          <table:table-cell office:value-type="float" office:value="25220.75">
            <text:p>25220.75</text:p>
          </table:table-cell>
          <table:table-cell office:value-type="float" office:value="20.235">
            <text:p>20.235</text:p>
          </table:table-cell>
          <table:table-cell table:number-columns-repeated="3" office:value-type="float" office:value="5">
            <text:p>5</text:p>
          </table:table-cell>
          <table:table-cell office:value-type="float" office:value="568">
            <text:p>568</text:p>
          </table:table-cell>
          <table:table-cell table:number-columns-repeated="2" office:value-type="float" office:value="1219">
            <text:p>1219</text:p>
          </table:table-cell>
          <table:table-cell office:value-type="float" office:value="2952">
            <text:p>2952</text:p>
          </table:table-cell>
          <table:table-cell office:value-type="float" office:value="8414">
            <text:p>8414</text:p>
          </table:table-cell>
          <table:table-cell office:value-type="float" office:value="43773">
            <text:p>43773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88">
            <text:p>0.88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4">
            <text:p>94</text:p>
          </table:table-cell>
          <table:table-cell office:value-type="float" office:value="7502.66666666667">
            <text:p>7502.6666666667</text:p>
          </table:table-cell>
          <table:table-cell office:value-type="float" office:value="24056">
            <text:p>24056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5">
            <text:p>5</text:p>
          </table:table-cell>
          <table:table-cell office:value-type="float" office:value="563">
            <text:p>563</text:p>
          </table:table-cell>
          <table:table-cell table:number-columns-repeated="2" office:value-type="float" office:value="1225">
            <text:p>1225</text:p>
          </table:table-cell>
          <table:table-cell office:value-type="float" office:value="2618">
            <text:p>2618</text:p>
          </table:table-cell>
          <table:table-cell office:value-type="float" office:value="7869">
            <text:p>7869</text:p>
          </table:table-cell>
          <table:table-cell office:value-type="float" office:value="44068">
            <text:p>44068</text:p>
          </table:table-cell>
          <table:table-cell table:number-columns-repeated="6"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1.02">
            <text:p>1.02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17.8">
            <text:p>17.8</text:p>
          </table:table-cell>
          <table:table-cell office:value-type="float" office:value="4927">
            <text:p>4927</text:p>
          </table:table-cell>
          <table:table-cell office:value-type="float" office:value="8123">
            <text:p>8123</text:p>
          </table:table-cell>
          <table:table-cell office:value-type="float" office:value="10257">
            <text:p>102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6:53.55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786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3cm" svg:width="31.066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94">
                <text:p>1194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12">
                <text:p>1312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36">
                <text:p>1736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602">
                <text:p>1602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88">
                <text:p>1788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18">
                <text:p>191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30">
                <text:p>1030</text:p>
              </table:table-cell>
              <table:table-cell office:value-type="float" office:value="2179">
                <text:p>2179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96">
                <text:p>1096</text:p>
              </table:table-cell>
              <table:table-cell office:value-type="float" office:value="2035">
                <text:p>2035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52">
                <text:p>1152</text:p>
              </table:table-cell>
              <table:table-cell office:value-type="float" office:value="2206">
                <text:p>2206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58">
                <text:p>1358</text:p>
              </table:table-cell>
              <table:table-cell office:value-type="float" office:value="2535">
                <text:p>2535</text:p>
              </table:table-cell>
              <table:table-cell office:value-type="float" office:value="5335">
                <text:p>533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87">
                <text:p>1487</text:p>
              </table:table-cell>
              <table:table-cell office:value-type="float" office:value="2666">
                <text:p>2666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92">
                <text:p>1692</text:p>
              </table:table-cell>
              <table:table-cell office:value-type="float" office:value="2821">
                <text:p>2821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26">
                <text:p>1726</text:p>
              </table:table-cell>
              <table:table-cell office:value-type="float" office:value="2997">
                <text:p>2997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86">
                <text:p>1986</text:p>
              </table:table-cell>
              <table:table-cell office:value-type="float" office:value="3142">
                <text:p>3142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22">
                <text:p>2022</text:p>
              </table:table-cell>
              <table:table-cell office:value-type="float" office:value="3294">
                <text:p>3294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35">
                <text:p>1835</text:p>
              </table:table-cell>
              <table:table-cell office:value-type="float" office:value="3433">
                <text:p>3433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52">
                <text:p>1952</text:p>
              </table:table-cell>
              <table:table-cell office:value-type="float" office:value="3710">
                <text:p>3710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94">
                <text:p>2294</text:p>
              </table:table-cell>
              <table:table-cell office:value-type="float" office:value="4129">
                <text:p>4129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465">
                <text:p>2465</text:p>
              </table:table-cell>
              <table:table-cell office:value-type="float" office:value="4469">
                <text:p>4469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93">
                <text:p>2393</text:p>
              </table:table-cell>
              <table:table-cell office:value-type="float" office:value="4401">
                <text:p>4401</text:p>
              </table:table-cell>
              <table:table-cell office:value-type="float" office:value="8998">
                <text:p>899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30">
                <text:p>2730</text:p>
              </table:table-cell>
              <table:table-cell office:value-type="float" office:value="4771">
                <text:p>4771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28">
                <text:p>2828</text:p>
              </table:table-cell>
              <table:table-cell office:value-type="float" office:value="5177">
                <text:p>5177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188">
                <text:p>3188</text:p>
              </table:table-cell>
              <table:table-cell office:value-type="float" office:value="5786">
                <text:p>5786</text:p>
              </table:table-cell>
              <table:table-cell office:value-type="float" office:value="11897">
                <text:p>1189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58">
                <text:p>2958</text:p>
              </table:table-cell>
              <table:table-cell office:value-type="float" office:value="5292">
                <text:p>5292</text:p>
              </table:table-cell>
              <table:table-cell office:value-type="float" office:value="8663">
                <text:p>8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435">
                <text:p>3435</text:p>
              </table:table-cell>
              <table:table-cell office:value-type="float" office:value="5905">
                <text:p>5905</text:p>
              </table:table-cell>
              <table:table-cell office:value-type="float" office:value="10163">
                <text:p>1016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904">
                <text:p>3904</text:p>
              </table:table-cell>
              <table:table-cell office:value-type="float" office:value="6468">
                <text:p>6468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981">
                <text:p>3981</text:p>
              </table:table-cell>
              <table:table-cell office:value-type="float" office:value="6637">
                <text:p>6637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378">
                <text:p>4378</text:p>
              </table:table-cell>
              <table:table-cell office:value-type="float" office:value="6497">
                <text:p>6497</text:p>
              </table:table-cell>
              <table:table-cell office:value-type="float" office:value="11737">
                <text:p>1173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324">
                <text:p>4324</text:p>
              </table:table-cell>
              <table:table-cell office:value-type="float" office:value="7026">
                <text:p>7026</text:p>
              </table:table-cell>
              <table:table-cell office:value-type="float" office:value="13323">
                <text:p>1332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1">
                <text:p>4391</text:p>
              </table:table-cell>
              <table:table-cell office:value-type="float" office:value="7793">
                <text:p>7793</text:p>
              </table:table-cell>
              <table:table-cell office:value-type="float" office:value="18754">
                <text:p>1875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65">
                <text:p>4765</text:p>
              </table:table-cell>
              <table:table-cell office:value-type="float" office:value="8122">
                <text:p>8122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90">
                <text:p>4690</text:p>
              </table:table-cell>
              <table:table-cell office:value-type="float" office:value="8153">
                <text:p>8153</text:p>
              </table:table-cell>
              <table:table-cell office:value-type="float" office:value="15428">
                <text:p>1542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110">
                <text:p>5110</text:p>
              </table:table-cell>
              <table:table-cell office:value-type="float" office:value="8786">
                <text:p>8786</text:p>
              </table:table-cell>
              <table:table-cell office:value-type="float" office:value="17375">
                <text:p>1737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84">
                <text:p>5584</text:p>
              </table:table-cell>
              <table:table-cell office:value-type="float" office:value="10034">
                <text:p>10034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80">
                <text:p>5880</text:p>
              </table:table-cell>
              <table:table-cell office:value-type="float" office:value="10152">
                <text:p>10152</text:p>
              </table:table-cell>
              <table:table-cell office:value-type="float" office:value="18504">
                <text:p>1850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954">
                <text:p>5954</text:p>
              </table:table-cell>
              <table:table-cell office:value-type="float" office:value="10320">
                <text:p>10320</text:p>
              </table:table-cell>
              <table:table-cell office:value-type="float" office:value="17055">
                <text:p>1705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29">
                <text:p>6329</text:p>
              </table:table-cell>
              <table:table-cell office:value-type="float" office:value="11232">
                <text:p>11232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57">
                <text:p>7057</text:p>
              </table:table-cell>
              <table:table-cell office:value-type="float" office:value="12248">
                <text:p>12248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38">
                <text:p>7438</text:p>
              </table:table-cell>
              <table:table-cell office:value-type="float" office:value="12291">
                <text:p>12291</text:p>
              </table:table-cell>
              <table:table-cell office:value-type="float" office:value="18310">
                <text:p>1831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317">
                <text:p>8317</text:p>
              </table:table-cell>
              <table:table-cell office:value-type="float" office:value="12122">
                <text:p>12122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08">
                <text:p>9008</text:p>
              </table:table-cell>
              <table:table-cell office:value-type="float" office:value="12582">
                <text:p>12582</text:p>
              </table:table-cell>
              <table:table-cell office:value-type="float" office:value="20510">
                <text:p>2051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800">
                <text:p>9800</text:p>
              </table:table-cell>
              <table:table-cell office:value-type="float" office:value="12928">
                <text:p>12928</text:p>
              </table:table-cell>
              <table:table-cell office:value-type="float" office:value="20498">
                <text:p>2049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556">
                <text:p>12556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32">
                <text:p>9032</text:p>
              </table:table-cell>
              <table:table-cell office:value-type="float" office:value="12476">
                <text:p>12476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78">
                <text:p>9478</text:p>
              </table:table-cell>
              <table:table-cell office:value-type="float" office:value="14126">
                <text:p>14126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465">
                <text:p>9465</text:p>
              </table:table-cell>
              <table:table-cell office:value-type="float" office:value="13988">
                <text:p>13988</text:p>
              </table:table-cell>
              <table:table-cell office:value-type="float" office:value="19806">
                <text:p>1980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022">
                <text:p>9022</text:p>
              </table:table-cell>
              <table:table-cell office:value-type="float" office:value="12380">
                <text:p>12380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268">
                <text:p>8268</text:p>
              </table:table-cell>
              <table:table-cell office:value-type="float" office:value="12450">
                <text:p>12450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7104">
                <text:p>7104</text:p>
              </table:table-cell>
              <table:table-cell office:value-type="float" office:value="13094">
                <text:p>13094</text:p>
              </table:table-cell>
              <table:table-cell office:value-type="float" office:value="19996">
                <text:p>1999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336">
                <text:p>8336</text:p>
              </table:table-cell>
              <table:table-cell office:value-type="float" office:value="13504">
                <text:p>13504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120">
                <text:p>7120</text:p>
              </table:table-cell>
              <table:table-cell office:value-type="float" office:value="12716">
                <text:p>12716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7408">
                <text:p>7408</text:p>
              </table:table-cell>
              <table:table-cell office:value-type="float" office:value="12934">
                <text:p>12934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104">
                <text:p>7104</text:p>
              </table:table-cell>
              <table:table-cell office:value-type="float" office:value="12578">
                <text:p>12578</text:p>
              </table:table-cell>
              <table:table-cell office:value-type="float" office:value="25864">
                <text:p>2586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381">
                <text:p>7381</text:p>
              </table:table-cell>
              <table:table-cell office:value-type="float" office:value="13070">
                <text:p>13070</text:p>
              </table:table-cell>
              <table:table-cell office:value-type="float" office:value="28121">
                <text:p>2812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120">
                <text:p>7120</text:p>
              </table:table-cell>
              <table:table-cell office:value-type="float" office:value="11882">
                <text:p>11882</text:p>
              </table:table-cell>
              <table:table-cell office:value-type="float" office:value="27206">
                <text:p>272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408">
                <text:p>7408</text:p>
              </table:table-cell>
              <table:table-cell office:value-type="float" office:value="12325">
                <text:p>12325</text:p>
              </table:table-cell>
              <table:table-cell office:value-type="float" office:value="27084">
                <text:p>2708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156">
                <text:p>6156</text:p>
              </table:table-cell>
              <table:table-cell office:value-type="float" office:value="11684">
                <text:p>11684</text:p>
              </table:table-cell>
              <table:table-cell office:value-type="float" office:value="31781">
                <text:p>3178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120">
                <text:p>6120</text:p>
              </table:table-cell>
              <table:table-cell office:value-type="float" office:value="11570">
                <text:p>11570</text:p>
              </table:table-cell>
              <table:table-cell office:value-type="float" office:value="27302">
                <text:p>2730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6216">
                <text:p>6216</text:p>
              </table:table-cell>
              <table:table-cell office:value-type="float" office:value="11627">
                <text:p>11627</text:p>
              </table:table-cell>
              <table:table-cell office:value-type="float" office:value="28798">
                <text:p>2879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6588">
                <text:p>6588</text:p>
              </table:table-cell>
              <table:table-cell office:value-type="float" office:value="12397">
                <text:p>12397</text:p>
              </table:table-cell>
              <table:table-cell office:value-type="float" office:value="31280">
                <text:p>3128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7008">
                <text:p>7008</text:p>
              </table:table-cell>
              <table:table-cell office:value-type="float" office:value="12312">
                <text:p>12312</text:p>
              </table:table-cell>
              <table:table-cell office:value-type="float" office:value="32096">
                <text:p>3209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6948">
                <text:p>6948</text:p>
              </table:table-cell>
              <table:table-cell office:value-type="float" office:value="12240">
                <text:p>12240</text:p>
              </table:table-cell>
              <table:table-cell office:value-type="float" office:value="32368">
                <text:p>3236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200">
                <text:p>7200</text:p>
              </table:table-cell>
              <table:table-cell office:value-type="float" office:value="13050">
                <text:p>13050</text:p>
              </table:table-cell>
              <table:table-cell office:value-type="float" office:value="34782">
                <text:p>34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788">
                <text:p>7788</text:p>
              </table:table-cell>
              <table:table-cell office:value-type="float" office:value="13305">
                <text:p>13305</text:p>
              </table:table-cell>
              <table:table-cell office:value-type="float" office:value="34612">
                <text:p>3461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392">
                <text:p>7392</text:p>
              </table:table-cell>
              <table:table-cell office:value-type="float" office:value="13685">
                <text:p>13685</text:p>
              </table:table-cell>
              <table:table-cell office:value-type="float" office:value="35122">
                <text:p>3512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6840">
                <text:p>6840</text:p>
              </table:table-cell>
              <table:table-cell office:value-type="float" office:value="13680">
                <text:p>13680</text:p>
              </table:table-cell>
              <table:table-cell office:value-type="float" office:value="35938">
                <text:p>3593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6816">
                <text:p>6816</text:p>
              </table:table-cell>
              <table:table-cell office:value-type="float" office:value="13800">
                <text:p>13800</text:p>
              </table:table-cell>
              <table:table-cell office:value-type="float" office:value="37570">
                <text:p>3757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756">
                <text:p>6756</text:p>
              </table:table-cell>
              <table:table-cell office:value-type="float" office:value="14490">
                <text:p>14490</text:p>
              </table:table-cell>
              <table:table-cell office:value-type="float" office:value="39236">
                <text:p>3923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602">
                <text:p>6602</text:p>
              </table:table-cell>
              <table:table-cell office:value-type="float" office:value="14168">
                <text:p>14168</text:p>
              </table:table-cell>
              <table:table-cell office:value-type="float" office:value="39542">
                <text:p>3954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7444">
                <text:p>7444</text:p>
              </table:table-cell>
              <table:table-cell office:value-type="float" office:value="14653">
                <text:p>14653</text:p>
              </table:table-cell>
              <table:table-cell office:value-type="float" office:value="40766">
                <text:p>407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520">
                <text:p>8520</text:p>
              </table:table-cell>
              <table:table-cell office:value-type="float" office:value="15417">
                <text:p>15417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7891">
                <text:p>7891</text:p>
              </table:table-cell>
              <table:table-cell office:value-type="float" office:value="15201">
                <text:p>15201</text:p>
              </table:table-cell>
              <table:table-cell office:value-type="float" office:value="42228">
                <text:p>4222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923">
                <text:p>6923</text:p>
              </table:table-cell>
              <table:table-cell office:value-type="float" office:value="13846">
                <text:p>13846</text:p>
              </table:table-cell>
              <table:table-cell office:value-type="float" office:value="41106">
                <text:p>4110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551">
                <text:p>6551</text:p>
              </table:table-cell>
              <table:table-cell office:value-type="float" office:value="13102">
                <text:p>13102</text:p>
              </table:table-cell>
              <table:table-cell office:value-type="float" office:value="41446">
                <text:p>4144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5931">
                <text:p>5931</text:p>
              </table:table-cell>
              <table:table-cell office:value-type="float" office:value="12250">
                <text:p>12250</text:p>
              </table:table-cell>
              <table:table-cell office:value-type="float" office:value="41650">
                <text:p>4165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4389">
                <text:p>4389</text:p>
              </table:table-cell>
              <table:table-cell office:value-type="float" office:value="10022">
                <text:p>10022</text:p>
              </table:table-cell>
              <table:table-cell office:value-type="float" office:value="37760">
                <text:p>37760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4773">
                <text:p>4773</text:p>
              </table:table-cell>
              <table:table-cell office:value-type="float" office:value="10647">
                <text:p>10647</text:p>
              </table:table-cell>
              <table:table-cell office:value-type="float" office:value="41061">
                <text:p>4106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233">
                <text:p>4233</text:p>
              </table:table-cell>
              <table:table-cell office:value-type="float" office:value="10221">
                <text:p>10221</text:p>
              </table:table-cell>
              <table:table-cell office:value-type="float" office:value="42899">
                <text:p>4289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3754">
                <text:p>3754</text:p>
              </table:table-cell>
              <table:table-cell office:value-type="float" office:value="9430">
                <text:p>9430</text:p>
              </table:table-cell>
              <table:table-cell office:value-type="float" office:value="43188">
                <text:p>4318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3329">
                <text:p>3329</text:p>
              </table:table-cell>
              <table:table-cell office:value-type="float" office:value="8836">
                <text:p>8836</text:p>
              </table:table-cell>
              <table:table-cell office:value-type="float" office:value="43480">
                <text:p>4348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952">
                <text:p>2952</text:p>
              </table:table-cell>
              <table:table-cell office:value-type="float" office:value="8414">
                <text:p>8414</text:p>
              </table:table-cell>
              <table:table-cell office:value-type="float" office:value="43773">
                <text:p>4377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618">
                <text:p>2618</text:p>
              </table:table-cell>
              <table:table-cell office:value-type="float" office:value="7869">
                <text:p>7869</text:p>
              </table:table-cell>
              <table:table-cell office:value-type="float" office:value="44068">
                <text:p>44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23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502.66666666667">
                <text:p>750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3cm" svg:y="1.405cm" svg:width="31.115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235">
                <text:p>20.23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1cm" svg:y="1.352cm" svg:width="31.5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5511736111111">
                <text:p>1.655117361111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9500520291363">
                <text:p>1.2950052029136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0184075914188">
                <text:p>1.4018407591418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8866557505356">
                <text:p>1.2886655750535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960984095322">
                <text:p>1.2296098409532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1070061500065">
                <text:p>1.3107006150006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280759211137">
                <text:p>1.2428075921113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4741274870626">
                <text:p>1.2474127487062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893271484895">
                <text:p>1.1989327148489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673966326323">
                <text:p>1.1567396632632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747998720185">
                <text:p>1.2574799872018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8847505148018">
                <text:p>1.288475051480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0899799464304">
                <text:p>1.208997994643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1256147014529">
                <text:p>1.2125614701452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985750866639">
                <text:p>1.2198575086663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382293016239">
                <text:p>1.1538229301623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3099249319855">
                <text:p>1.3309924931985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3166834862673">
                <text:p>1.2316683486267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4013348449097">
                <text:p>1.1401334844909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6611833392666">
                <text:p>1.2661183339266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2702986633949">
                <text:p>1.2270298663394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40072800062047">
                <text:p>1.40072800062047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8384933829926">
                <text:p>1.1838493382992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6429151343">
                <text:p>1.24642915134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2986126462236">
                <text:p>1.1298612646223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4926249194018">
                <text:p>1.1492624919401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5902796258678">
                <text:p>1.1590279625867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5526424749473">
                <text:p>1.1552642474947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2771104554942">
                <text:p>1.1277110455494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2145298559908">
                <text:p>1.121452985599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6997303755816">
                <text:p>1.1699730375581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8375861264895">
                <text:p>1.2837586126489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410017057394">
                <text:p>1.204100170573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62909785253">
                <text:p>1.226290978525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283691169857">
                <text:p>1.128369116985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5566954564587">
                <text:p>1.2556695456458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4066397859496">
                <text:p>1.2406639785949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272911686829">
                <text:p>1.2327291168682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04181023737">
                <text:p>1.2750418102373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30068125025682">
                <text:p>1.3006812502568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401980884751">
                <text:p>1.2640198088475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23871033109768">
                <text:p>1.2387103310976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752748864399">
                <text:p>1.0475274886439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687149325145">
                <text:p>1.0668714932514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809094836906">
                <text:p>1.1180909483690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861305829019">
                <text:p>1.0686130582901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325304174027">
                <text:p>1.0732530417402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872135925948">
                <text:p>1.0687213592594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336088985024">
                <text:p>1.0333608898502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2611793371455">
                <text:p>1.026117933714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493303256802">
                <text:p>1.0649330325680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258619351447">
                <text:p>1.0425861935144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882400749866">
                <text:p>1.0388240074986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956746229201549">
                <text:p>0.95674622920154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9095816137152">
                <text:p>1.0909581613715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0.835033566981059">
                <text:p>0.83503356698105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821223810320539">
                <text:p>0.82122381032053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848340929537127">
                <text:p>0.84834092953712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9804328180737">
                <text:p>1.0980432818073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794010184895368">
                <text:p>0.79401018489536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916886715177782">
                <text:p>0.91688671517778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7058483724068">
                <text:p>1.0705848372406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6548696844993">
                <text:p>1.065486968449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6325000240292">
                <text:p>1.063250002402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9804328180737">
                <text:p>1.0980432818073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2625082854688">
                <text:p>1.0262508285468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8370056710775">
                <text:p>1.0837005671077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3185387827999">
                <text:p>1.0318538782799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3667100694444">
                <text:p>1.0366710069444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8370056710775">
                <text:p>1.0837005671077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4782785062452">
                <text:p>0.9847827850624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88020388650557">
                <text:p>0.98802038865055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54869495792792">
                <text:p>0.95486949579279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781061748698398">
                <text:p>0.78106174869839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86523191053305">
                <text:p>0.88652319105330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42562638234986">
                <text:p>0.84256263823498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0028572734694">
                <text:p>1.0002857273469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630636094674556">
                <text:p>0.63063609467455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311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5220.75">
                <text:p>25220.7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